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VarsayılanParagrafYazıTipi" style:family="text">
      <style:text-properties style:font-name="Verdana" fo:font-weight="bold" style:font-weight-asian="bold" style:font-weight-complex="bold"/>
    </style:style>
    <style:style style:name="T4" style:parent-style-name="VarsayılanParagrafYazıTipi" style:family="text">
      <style:text-properties style:font-name="Verdana" fo:font-weight="bold" style:font-weight-asian="bold" style:font-weight-complex="bol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list-style-name="LFO1" style:family="paragraph"/>
    <style:style style:name="T8" style:parent-style-name="Güçlü" style:family="text">
      <style:text-properties style:font-name="Verdana"/>
    </style:style>
    <style:style style:name="P9" style:parent-style-name="Standard" style:list-style-name="LFO1" style:family="paragraph">
      <style:paragraph-properties fo:margin-left="0.5in">
        <style:tab-stops/>
      </style:paragraph-properties>
    </style:style>
    <style:style style:name="T10" style:parent-style-name="Güçlü" style:family="text">
      <style:text-properties style:font-name="Verdana"/>
    </style:style>
    <style:style style:name="T11" style:parent-style-name="VarsayılanParagrafYazıTipi" style:family="text">
      <style:text-properties style:font-name="Verdana"/>
    </style:style>
    <style:style style:name="T12" style:parent-style-name="VarsayılanParagrafYazıTipi" style:family="text">
      <style:text-properties style:font-name="Verdana"/>
    </style:style>
    <style:style style:name="P13" style:parent-style-name="Standard" style:list-style-name="LFO1" style:family="paragraph"/>
    <style:style style:name="T14" style:parent-style-name="Güçlü" style:family="text">
      <style:text-properties style:font-name="Verdana"/>
    </style:style>
    <style:style style:name="T15" style:parent-style-name="Güçlü" style:family="text">
      <style:text-properties style:font-name="Verdana"/>
    </style:style>
    <style:style style:name="T16" style:parent-style-name="Güçlü" style:family="text">
      <style:text-properties style:font-name="Verdana" fo:font-weight="normal" style:font-weight-asian="normal" style:font-weight-complex="normal"/>
    </style:style>
    <style:style style:name="P17" style:parent-style-name="Standard" style:list-style-name="LFO1" style:family="paragraph"/>
    <style:style style:name="T18" style:parent-style-name="Güçlü" style:family="text">
      <style:text-properties style:font-name="Verdana"/>
    </style:style>
    <style:style style:name="T19" style:parent-style-name="Güçlü" style:family="text">
      <style:text-properties style:font-name="Verdana" fo:font-weight="normal" style:font-weight-asian="normal" style:font-weight-complex="normal"/>
    </style:style>
    <style:style style:name="T20" style:parent-style-name="Güçlü" style:family="text">
      <style:text-properties style:font-name="Verdana"/>
    </style:style>
    <style:style style:name="T21" style:parent-style-name="Güçlü" style:family="text">
      <style:text-properties style:font-name="Verdana" fo:font-weight="normal" style:font-weight-asian="normal" style:font-weight-complex="normal"/>
    </style:style>
    <style:style style:name="T22" style:parent-style-name="Güçlü" style:family="text">
      <style:text-properties style:font-name="Verdana" fo:font-weight="normal" style:font-weight-asian="normal" style:font-weight-complex="normal"/>
    </style:style>
    <style:style style:name="T23" style:parent-style-name="Güçlü" style:family="text">
      <style:text-properties style:font-name="Verdana" fo:font-weight="normal" style:font-weight-asian="normal" style:font-weight-complex="normal"/>
    </style:style>
    <style:style style:name="P24" style:parent-style-name="Standard" style:list-style-name="LFO1" style:family="paragraph"/>
    <style:style style:name="T25" style:parent-style-name="Güçlü" style:family="text">
      <style:text-properties style:font-name="Verdana"/>
    </style:style>
    <style:style style:name="T26" style:parent-style-name="Güçlü" style:family="text">
      <style:text-properties style:font-name="Verdana" fo:font-weight="normal" style:font-weight-asian="normal" style:font-weight-complex="normal"/>
    </style:style>
    <style:style style:name="T27" style:parent-style-name="Güçlü" style:family="text">
      <style:text-properties style:font-name="Verdana" fo:font-weight="normal" style:font-weight-asian="normal" style:font-weight-complex="normal"/>
    </style:style>
    <style:style style:name="P28" style:parent-style-name="Standard" style:list-style-name="LFO1" style:family="paragraph"/>
    <style:style style:name="T29" style:parent-style-name="Güçlü" style:family="text">
      <style:text-properties style:font-name="Verdana" fo:font-weight="normal" style:font-weight-asian="normal" style:font-weight-complex="normal"/>
    </style:style>
    <style:style style:name="T30" style:parent-style-name="Güçlü" style:family="text">
      <style:text-properties style:font-name="Verdana" fo:font-weight="normal" style:font-weight-asian="normal" style:font-weight-complex="normal"/>
    </style:style>
    <style:style style:name="T31" style:parent-style-name="Güçlü" style:family="text">
      <style:text-properties style:font-name="Verdana"/>
    </style:style>
    <style:style style:name="T32" style:parent-style-name="Güçlü" style:family="text">
      <style:text-properties style:font-name="Verdana" fo:font-weight="normal" style:font-weight-asian="normal" style:font-weight-complex="normal"/>
    </style:style>
    <style:style style:name="P33" style:parent-style-name="Standard" style:list-style-name="LFO1" style:family="paragraph"/>
    <style:style style:name="T34"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35" style:parent-style-name="fontstyle21" style:family="text">
      <style:text-properties style:font-name="Verdana" style:font-name-asian="Noto Serif CJK SC" fo:font-size="12pt" style:font-size-asian="12pt" style:font-size-complex="12pt"/>
    </style:style>
    <style:style style:name="T36" style:parent-style-name="fontstyle21" style:family="text">
      <style:text-properties style:font-name="Verdana" style:font-name-asian="Noto Serif CJK SC" fo:font-size="12pt" style:font-size-asian="12pt" style:font-size-complex="12pt"/>
    </style:style>
    <style:style style:name="T37" style:parent-style-name="VarsayılanParagrafYazıTipi" style:family="text">
      <style:text-properties style:font-name="Verdana" fo:color="#000000"/>
    </style:style>
    <style:style style:name="T38" style:parent-style-name="fontstyle21" style:family="text">
      <style:text-properties style:font-name="Verdana" style:font-name-asian="Noto Serif CJK SC" fo:font-size="12pt" style:font-size-asian="12pt" style:font-size-complex="12pt"/>
    </style:style>
    <style:style style:name="P39" style:parent-style-name="Standard" style:list-style-name="LFO1" style:family="paragraph"/>
    <style:style style:name="T40"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41" style:parent-style-name="fontstyle21" style:family="text">
      <style:text-properties style:font-name="Verdana" style:font-name-asian="Noto Serif CJK SC" fo:font-size="12pt" style:font-size-asian="12pt" style:font-size-complex="12pt"/>
    </style:style>
    <style:style style:name="T42" style:parent-style-name="fontstyle21" style:family="text">
      <style:text-properties style:font-name="Verdana" style:font-name-asian="Noto Serif CJK SC" fo:font-size="12pt" style:font-size-asian="12pt" style:font-size-complex="12pt"/>
    </style:style>
    <style:style style:name="P43" style:parent-style-name="Standard" style:list-style-name="LFO1" style:family="paragraph"/>
    <style:style style:name="T44" style:parent-style-name="fontstyle21" style:family="text">
      <style:text-properties style:font-name="Verdana" style:font-name-asian="Noto Serif CJK SC" fo:font-size="12pt" style:font-size-asian="12pt" style:font-size-complex="12pt"/>
    </style:style>
    <style:style style:name="T45"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46" style:parent-style-name="fontstyle21" style:family="text">
      <style:text-properties style:font-name="Verdana" style:font-name-asian="Noto Serif CJK SC" fo:font-size="12pt" style:font-size-asian="12pt" style:font-size-complex="12pt"/>
    </style:style>
    <style:style style:name="P47" style:parent-style-name="Standard" style:list-style-name="LFO1" style:family="paragraph"/>
    <style:style style:name="T48" style:parent-style-name="fontstyle21" style:family="text">
      <style:text-properties style:font-name="Verdana" style:font-name-asian="Noto Serif CJK SC" fo:font-size="12pt" style:font-size-asian="12pt" style:font-size-complex="12pt"/>
    </style:style>
    <style:style style:name="T49" style:parent-style-name="fontstyle21" style:family="text">
      <style:text-properties style:font-name="Verdana" style:font-name-asian="Noto Serif CJK SC" fo:font-size="12pt" style:font-size-asian="12pt" style:font-size-complex="12pt"/>
    </style:style>
    <style:style style:name="T50" style:parent-style-name="fontstyle21" style:family="text">
      <style:text-properties style:font-name="Verdana" style:font-name-asian="Noto Serif CJK SC" fo:font-size="12pt" style:font-size-asian="12pt" style:font-size-complex="12pt"/>
    </style:style>
    <style:style style:name="T51" style:parent-style-name="fontstyle21" style:family="text">
      <style:text-properties style:font-name="Verdana" style:font-name-asian="Noto Serif CJK SC" fo:font-size="12pt" style:font-size-asian="12pt" style:font-size-complex="12pt"/>
    </style:style>
    <style:style style:name="P52" style:parent-style-name="Standard" style:list-style-name="LFO1" style:family="paragraph"/>
    <style:style style:name="T53" style:parent-style-name="Güçlü" style:family="text">
      <style:text-properties style:font-name="Verdana"/>
    </style:style>
    <style:style style:name="P54" style:parent-style-name="Standard" style:list-style-name="LFO1" style:family="paragraph"/>
    <style:style style:name="T55" style:parent-style-name="Güçlü" style:family="text">
      <style:text-properties style:font-name="Verdana"/>
    </style:style>
    <style:style style:name="T56" style:parent-style-name="Güçlü" style:family="text">
      <style:text-properties style:font-name="Verdana" fo:font-weight="normal" style:font-weight-asian="normal" style:font-weight-complex="normal"/>
    </style:style>
    <style:style style:name="P57" style:parent-style-name="Standard" style:list-style-name="LFO2" style:family="paragraph"/>
    <style:style style:name="T58" style:parent-style-name="Güçlü" style:family="text">
      <style:text-properties style:font-name="Verdana" fo:font-weight="normal" style:font-weight-asian="normal" style:font-weight-complex="normal"/>
    </style:style>
    <style:style style:name="T59" style:parent-style-name="Güçlü" style:family="text">
      <style:text-properties style:font-name="Verdana" fo:font-weight="normal" style:font-weight-asian="normal" style:font-weight-complex="normal"/>
    </style:style>
    <style:style style:name="T60" style:parent-style-name="Güçlü" style:family="text">
      <style:text-properties style:font-name="Verdana" fo:font-weight="normal" style:font-weight-asian="normal" style:font-weight-complex="normal"/>
    </style:style>
    <style:style style:name="T61" style:parent-style-name="Güçlü" style:family="text">
      <style:text-properties style:font-name="Verdana" fo:font-weight="normal" style:font-weight-asian="normal" style:font-weight-complex="normal"/>
    </style:style>
    <style:style style:name="T62" style:parent-style-name="Güçlü" style:family="text">
      <style:text-properties style:font-name="Verdana" fo:font-weight="normal" style:font-weight-asian="normal" style:font-weight-complex="normal"/>
    </style:style>
    <style:style style:name="P63" style:parent-style-name="Standard" style:list-style-name="LFO2" style:family="paragraph"/>
    <style:style style:name="T64" style:parent-style-name="Güçlü" style:family="text">
      <style:text-properties style:font-name="Verdana" fo:font-weight="normal" style:font-weight-asian="normal" style:font-weight-complex="normal"/>
    </style:style>
    <style:style style:name="T65" style:parent-style-name="Güçlü" style:family="text">
      <style:text-properties style:font-name="Verdana" fo:font-weight="normal" style:font-weight-asian="normal" style:font-weight-complex="normal"/>
    </style:style>
    <style:style style:name="T66" style:parent-style-name="Güçlü" style:family="text">
      <style:text-properties style:font-name="Verdana" fo:font-weight="normal" style:font-weight-asian="normal" style:font-weight-complex="normal"/>
    </style:style>
    <style:style style:name="T67" style:parent-style-name="Güçlü" style:family="text">
      <style:text-properties style:font-name="Verdana" fo:font-weight="normal" style:font-weight-asian="normal" style:font-weight-complex="normal"/>
    </style:style>
    <style:style style:name="T68" style:parent-style-name="Güçlü" style:family="text">
      <style:text-properties style:font-name="Verdana" fo:font-weight="normal" style:font-weight-asian="normal" style:font-weight-complex="normal"/>
    </style:style>
    <style:style style:name="T69" style:parent-style-name="Güçlü" style:family="text">
      <style:text-properties style:font-name="Verdana" fo:font-weight="normal" style:font-weight-asian="normal" style:font-weight-complex="normal"/>
    </style:style>
    <style:style style:name="P70" style:parent-style-name="Standard" style:list-style-name="LFO2" style:family="paragraph"/>
    <style:style style:name="T71" style:parent-style-name="Güçlü" style:family="text">
      <style:text-properties style:font-name="Verdana" fo:font-weight="normal" style:font-weight-asian="normal" style:font-weight-complex="normal"/>
    </style:style>
    <style:style style:name="T72" style:parent-style-name="Güçlü" style:family="text">
      <style:text-properties style:font-name="Verdana" fo:font-weight="normal" style:font-weight-asian="normal" style:font-weight-complex="normal"/>
    </style:style>
    <style:style style:name="T73" style:parent-style-name="Güçlü" style:family="text">
      <style:text-properties style:font-name="Verdana" fo:font-weight="normal" style:font-weight-asian="normal" style:font-weight-complex="normal"/>
    </style:style>
    <style:style style:name="T74" style:parent-style-name="Güçlü" style:family="text">
      <style:text-properties style:font-name="Verdana" fo:font-weight="normal" style:font-weight-asian="normal" style:font-weight-complex="normal"/>
    </style:style>
    <style:style style:name="T75" style:parent-style-name="Güçlü" style:family="text">
      <style:text-properties style:font-name="Verdana" fo:font-weight="normal" style:font-weight-asian="normal" style:font-weight-complex="normal"/>
    </style:style>
    <style:style style:name="P76" style:parent-style-name="Standard" style:list-style-name="LFO2" style:family="paragraph"/>
    <style:style style:name="T77" style:parent-style-name="Güçlü" style:family="text">
      <style:text-properties style:font-name="Verdana" fo:font-weight="normal" style:font-weight-asian="normal" style:font-weight-complex="normal"/>
    </style:style>
    <style:style style:name="T78" style:parent-style-name="Güçlü" style:family="text">
      <style:text-properties style:font-name="Verdana" fo:font-weight="normal" style:font-weight-asian="normal" style:font-weight-complex="normal"/>
    </style:style>
    <style:style style:name="T79" style:parent-style-name="Güçlü" style:family="text">
      <style:text-properties style:font-name="Verdana" fo:font-weight="normal" style:font-weight-asian="normal" style:font-weight-complex="normal"/>
    </style:style>
    <style:style style:name="T80" style:parent-style-name="Güçlü" style:family="text">
      <style:text-properties style:font-name="Verdana" fo:font-weight="normal" style:font-weight-asian="normal" style:font-weight-complex="normal"/>
    </style:style>
    <style:style style:name="T81" style:parent-style-name="Güçlü" style:family="text">
      <style:text-properties style:font-name="Verdana" fo:font-weight="normal" style:font-weight-asian="normal" style:font-weight-complex="normal"/>
    </style:style>
    <style:style style:name="T82" style:parent-style-name="Güçlü" style:family="text">
      <style:text-properties style:font-name="Verdana" fo:font-weight="normal" style:font-weight-asian="normal" style:font-weight-complex="normal"/>
    </style:style>
    <style:style style:name="T83" style:parent-style-name="Güçlü" style:family="text">
      <style:text-properties style:font-name="Verdana" fo:font-weight="normal" style:font-weight-asian="normal" style:font-weight-complex="normal"/>
    </style:style>
    <style:style style:name="P84" style:parent-style-name="Standard" style:list-style-name="LFO2" style:family="paragraph"/>
    <style:style style:name="T85" style:parent-style-name="Güçlü" style:family="text">
      <style:text-properties style:font-name="Verdana" fo:font-weight="normal" style:font-weight-asian="normal" style:font-weight-complex="normal"/>
    </style:style>
    <style:style style:name="T86" style:parent-style-name="Güçlü" style:family="text">
      <style:text-properties style:font-name="Verdana" fo:font-weight="normal" style:font-weight-asian="normal" style:font-weight-complex="normal"/>
    </style:style>
    <style:style style:name="T87" style:parent-style-name="Güçlü" style:family="text">
      <style:text-properties style:font-name="Verdana" fo:font-weight="normal" style:font-weight-asian="normal" style:font-weight-complex="normal"/>
    </style:style>
    <style:style style:name="T88" style:parent-style-name="Güçlü" style:family="text">
      <style:text-properties style:font-name="Verdana" fo:font-weight="normal" style:font-weight-asian="normal" style:font-weight-complex="normal"/>
    </style:style>
    <style:style style:name="T89" style:parent-style-name="Güçlü" style:family="text">
      <style:text-properties style:font-name="Verdana" fo:font-weight="normal" style:font-weight-asian="normal" style:font-weight-complex="normal"/>
    </style:style>
    <style:style style:name="P90" style:parent-style-name="Standard" style:list-style-name="LFO2" style:family="paragraph"/>
    <style:style style:name="T91" style:parent-style-name="Güçlü" style:family="text">
      <style:text-properties style:font-name="Verdana" fo:font-weight="normal" style:font-weight-asian="normal" style:font-weight-complex="normal"/>
    </style:style>
    <style:style style:name="T92" style:parent-style-name="Güçlü" style:family="text">
      <style:text-properties style:font-name="Verdana" fo:font-weight="normal" style:font-weight-asian="normal" style:font-weight-complex="normal"/>
    </style:style>
    <style:style style:name="T93" style:parent-style-name="Güçlü" style:family="text">
      <style:text-properties style:font-name="Verdana" fo:font-weight="normal" style:font-weight-asian="normal" style:font-weight-complex="normal"/>
    </style:style>
    <style:style style:name="T94" style:parent-style-name="Güçlü" style:family="text">
      <style:text-properties style:font-name="Verdana" fo:font-weight="normal" style:font-weight-asian="normal" style:font-weight-complex="normal"/>
    </style:style>
    <style:style style:name="T95" style:parent-style-name="Güçlü" style:family="text">
      <style:text-properties style:font-name="Verdana" fo:font-weight="normal" style:font-weight-asian="normal" style:font-weight-complex="normal"/>
    </style:style>
    <style:style style:name="P96" style:parent-style-name="Standard" style:list-style-name="LFO2" style:family="paragraph"/>
    <style:style style:name="T97" style:parent-style-name="Güçlü" style:family="text">
      <style:text-properties style:font-name="Verdana" fo:font-weight="normal" style:font-weight-asian="normal" style:font-weight-complex="normal"/>
    </style:style>
    <style:style style:name="T98" style:parent-style-name="Güçlü" style:family="text">
      <style:text-properties style:font-name="Verdana" fo:font-weight="normal" style:font-weight-asian="normal" style:font-weight-complex="normal"/>
    </style:style>
    <style:style style:name="T99" style:parent-style-name="Güçlü" style:family="text">
      <style:text-properties style:font-name="Verdana" fo:font-weight="normal" style:font-weight-asian="normal" style:font-weight-complex="normal"/>
    </style:style>
    <style:style style:name="T100" style:parent-style-name="Güçlü" style:family="text">
      <style:text-properties style:font-name="Verdana" fo:font-weight="normal" style:font-weight-asian="normal" style:font-weight-complex="normal"/>
    </style:style>
    <style:style style:name="T101" style:parent-style-name="Güçlü" style:family="text">
      <style:text-properties style:font-name="Verdana" fo:font-weight="normal" style:font-weight-asian="normal" style:font-weight-complex="normal"/>
    </style:style>
    <style:style style:name="T102" style:parent-style-name="Güçlü" style:family="text">
      <style:text-properties style:font-name="Verdana" fo:font-weight="normal" style:font-weight-asian="normal" style:font-weight-complex="normal"/>
    </style:style>
    <style:style style:name="T103" style:parent-style-name="Güçlü" style:family="text">
      <style:text-properties style:font-name="Verdana" fo:font-weight="normal" style:font-weight-asian="normal" style:font-weight-complex="normal"/>
    </style:style>
    <style:style style:name="P104" style:parent-style-name="Standard" style:list-style-name="LFO2" style:family="paragraph"/>
    <style:style style:name="T105" style:parent-style-name="Güçlü" style:family="text">
      <style:text-properties style:font-name="Verdana" fo:font-weight="normal" style:font-weight-asian="normal" style:font-weight-complex="normal"/>
    </style:style>
    <style:style style:name="T106" style:parent-style-name="Güçlü" style:family="text">
      <style:text-properties style:font-name="Verdana" fo:font-weight="normal" style:font-weight-asian="normal" style:font-weight-complex="normal"/>
    </style:style>
    <style:style style:name="T107" style:parent-style-name="Güçlü" style:family="text">
      <style:text-properties style:font-name="Verdana" fo:font-weight="normal" style:font-weight-asian="normal" style:font-weight-complex="normal"/>
    </style:style>
    <style:style style:name="T108" style:parent-style-name="Güçlü" style:family="text">
      <style:text-properties style:font-name="Verdana" fo:font-weight="normal" style:font-weight-asian="normal" style:font-weight-complex="normal"/>
    </style:style>
    <style:style style:name="T109" style:parent-style-name="Güçlü" style:family="text">
      <style:text-properties style:font-name="Verdana" fo:font-weight="normal" style:font-weight-asian="normal" style:font-weight-complex="normal"/>
    </style:style>
    <style:style style:name="P110" style:parent-style-name="Standard" style:list-style-name="LFO2" style:family="paragraph"/>
    <style:style style:name="T111" style:parent-style-name="Güçlü" style:family="text">
      <style:text-properties style:font-name="Verdana" fo:font-weight="normal" style:font-weight-asian="normal" style:font-weight-complex="normal"/>
    </style:style>
    <style:style style:name="T112" style:parent-style-name="Güçlü" style:family="text">
      <style:text-properties style:font-name="Verdana" fo:font-weight="normal" style:font-weight-asian="normal" style:font-weight-complex="normal"/>
    </style:style>
    <style:style style:name="T113" style:parent-style-name="Güçlü" style:family="text">
      <style:text-properties style:font-name="Verdana" fo:font-weight="normal" style:font-weight-asian="normal" style:font-weight-complex="normal"/>
    </style:style>
    <style:style style:name="T114" style:parent-style-name="Güçlü" style:family="text">
      <style:text-properties style:font-name="Verdana" fo:font-weight="normal" style:font-weight-asian="normal" style:font-weight-complex="normal"/>
    </style:style>
    <style:style style:name="T115" style:parent-style-name="Güçlü" style:family="text">
      <style:text-properties style:font-name="Verdana" fo:font-weight="normal" style:font-weight-asian="normal" style:font-weight-complex="normal"/>
    </style:style>
    <style:style style:name="T116" style:parent-style-name="Güçlü" style:family="text">
      <style:text-properties style:font-name="Verdana" fo:font-weight="normal" style:font-weight-asian="normal" style:font-weight-complex="normal"/>
    </style:style>
    <style:style style:name="P117" style:parent-style-name="Standard" style:list-style-name="LFO2" style:family="paragraph"/>
    <style:style style:name="T118" style:parent-style-name="Güçlü" style:family="text">
      <style:text-properties style:font-name="Verdana" fo:font-weight="normal" style:font-weight-asian="normal" style:font-weight-complex="normal"/>
    </style:style>
    <style:style style:name="T119" style:parent-style-name="Güçlü" style:family="text">
      <style:text-properties style:font-name="Verdana" fo:font-weight="normal" style:font-weight-asian="normal" style:font-weight-complex="normal"/>
    </style:style>
    <style:style style:name="T120" style:parent-style-name="Güçlü" style:family="text">
      <style:text-properties style:font-name="Verdana" fo:font-weight="normal" style:font-weight-asian="normal" style:font-weight-complex="normal"/>
    </style:style>
    <style:style style:name="T121" style:parent-style-name="Güçlü" style:family="text">
      <style:text-properties style:font-name="Verdana" fo:font-weight="normal" style:font-weight-asian="normal" style:font-weight-complex="normal"/>
    </style:style>
    <style:style style:name="T122" style:parent-style-name="Güçlü" style:family="text">
      <style:text-properties style:font-name="Verdana" fo:font-weight="normal" style:font-weight-asian="normal" style:font-weight-complex="normal"/>
    </style:style>
    <style:style style:name="T123" style:parent-style-name="Güçlü" style:family="text">
      <style:text-properties style:font-name="Verdana" fo:font-weight="normal" style:font-weight-asian="normal" style:font-weight-complex="normal"/>
    </style:style>
    <style:style style:name="P124" style:parent-style-name="Standard" style:list-style-name="LFO2" style:family="paragraph"/>
    <style:style style:name="T125" style:parent-style-name="Güçlü" style:family="text">
      <style:text-properties style:font-name="Verdana" fo:font-weight="normal" style:font-weight-asian="normal" style:font-weight-complex="normal"/>
    </style:style>
    <style:style style:name="T126" style:parent-style-name="Güçlü" style:family="text">
      <style:text-properties style:font-name="Verdana" fo:font-weight="normal" style:font-weight-asian="normal" style:font-weight-complex="normal"/>
    </style:style>
    <style:style style:name="T127" style:parent-style-name="Güçlü" style:family="text">
      <style:text-properties style:font-name="Verdana" fo:font-weight="normal" style:font-weight-asian="normal" style:font-weight-complex="normal"/>
    </style:style>
    <style:style style:name="T128" style:parent-style-name="Güçlü" style:family="text">
      <style:text-properties style:font-name="Verdana" fo:font-weight="normal" style:font-weight-asian="normal" style:font-weight-complex="normal"/>
    </style:style>
    <style:style style:name="T129" style:parent-style-name="Güçlü" style:family="text">
      <style:text-properties style:font-name="Verdana" fo:font-weight="normal" style:font-weight-asian="normal" style:font-weight-complex="normal"/>
    </style:style>
    <style:style style:name="T130" style:parent-style-name="Güçlü" style:family="text">
      <style:text-properties style:font-name="Verdana" fo:font-weight="normal" style:font-weight-asian="normal" style:font-weight-complex="normal"/>
    </style:style>
    <style:style style:name="P131" style:parent-style-name="Standard" style:list-style-name="LFO2" style:family="paragraph"/>
    <style:style style:name="T132" style:parent-style-name="Güçlü" style:family="text">
      <style:text-properties style:font-name="Verdana" fo:font-weight="normal" style:font-weight-asian="normal" style:font-weight-complex="normal"/>
    </style:style>
    <style:style style:name="T133" style:parent-style-name="Güçlü" style:family="text">
      <style:text-properties style:font-name="Verdana" fo:font-weight="normal" style:font-weight-asian="normal" style:font-weight-complex="normal"/>
    </style:style>
    <style:style style:name="T134" style:parent-style-name="Güçlü" style:family="text">
      <style:text-properties style:font-name="Verdana" fo:font-weight="normal" style:font-weight-asian="normal" style:font-weight-complex="normal"/>
    </style:style>
    <style:style style:name="T135" style:parent-style-name="Güçlü" style:family="text">
      <style:text-properties style:font-name="Verdana" fo:font-weight="normal" style:font-weight-asian="normal" style:font-weight-complex="normal"/>
    </style:style>
    <style:style style:name="T136" style:parent-style-name="Güçlü" style:family="text">
      <style:text-properties style:font-name="Verdana" fo:font-weight="normal" style:font-weight-asian="normal" style:font-weight-complex="normal"/>
    </style:style>
    <style:style style:name="P137" style:parent-style-name="Standard" style:list-style-name="LFO1" style:family="paragraph"/>
    <style:style style:name="T138" style:parent-style-name="Güçlü" style:family="text">
      <style:text-properties style:font-name="Verdana"/>
    </style:style>
    <style:style style:name="T139" style:parent-style-name="Güçlü" style:family="text">
      <style:text-properties style:font-name="Verdana" fo:font-weight="normal" style:font-weight-asian="normal" style:font-weight-complex="normal"/>
    </style:style>
    <style:style style:name="T140" style:parent-style-name="Güçlü" style:family="text">
      <style:text-properties style:font-name="Verdana" fo:font-weight="normal" style:font-weight-asian="normal" style:font-weight-complex="normal"/>
    </style:style>
    <style:style style:name="P141" style:parent-style-name="Standard" style:list-style-name="LFO1" style:family="paragraph"/>
    <style:style style:name="T142" style:parent-style-name="Güçlü" style:family="text">
      <style:text-properties style:font-name="Verdana"/>
    </style:style>
    <style:style style:name="T143" style:parent-style-name="Güçlü" style:family="text">
      <style:text-properties style:font-name="Verdana" fo:font-weight="normal" style:font-weight-asian="normal" style:font-weight-complex="normal"/>
    </style:style>
    <style:style style:name="T144" style:parent-style-name="Güçlü" style:family="text">
      <style:text-properties style:font-name="Verdana" fo:font-weight="normal" style:font-weight-asian="normal" style:font-weight-complex="normal"/>
    </style:style>
    <style:style style:name="T145" style:parent-style-name="Güçlü" style:family="text">
      <style:text-properties style:font-name="Verdana" fo:font-weight="normal" style:font-weight-asian="normal" style:font-weight-complex="normal"/>
    </style:style>
    <style:style style:name="P146" style:parent-style-name="Standard" style:list-style-name="LFO1" style:family="paragraph"/>
    <style:style style:name="T147" style:parent-style-name="Güçlü" style:family="text">
      <style:text-properties style:font-name="Verdana"/>
    </style:style>
    <style:style style:name="T148" style:parent-style-name="Güçlü" style:family="text">
      <style:text-properties style:font-name="Verdana" fo:font-weight="normal" style:font-weight-asian="normal" style:font-weight-complex="normal"/>
    </style:style>
    <style:style style:name="P149" style:parent-style-name="Standard" style:list-style-name="LFO1" style:family="paragraph"/>
    <style:style style:name="T150" style:parent-style-name="Güçlü" style:family="text">
      <style:text-properties style:font-name="Verdana"/>
    </style:style>
    <style:style style:name="T151" style:parent-style-name="Güçlü" style:family="text">
      <style:text-properties style:font-name="Verdana"/>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P156" style:parent-style-name="Standard" style:family="paragraph">
      <style:text-properties style:font-name="Verdana"/>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P160" style:parent-style-name="Standard" style:family="paragraph">
      <style:text-properties style:font-name="Verdana"/>
    </style:style>
    <style:style style:name="P161" style:parent-style-name="Standard" style:family="paragraph">
      <style:text-properties style:font-name="Verdana"/>
    </style:style>
    <style:style style:name="P162" style:parent-style-name="Standard" style:family="paragraph">
      <style:text-properties style:font-name="Verdana"/>
    </style:style>
    <style:style style:name="P163" style:parent-style-name="Standard" style:family="paragraph">
      <style:text-properties style:font-name="Verdana"/>
    </style:style>
    <style:style style:name="P164" style:parent-style-name="Standard" style:family="paragraph">
      <style:text-properties style:font-name="Verdana"/>
    </style:style>
    <style:style style:name="P165" style:parent-style-name="Standard" style:family="paragraph">
      <style:text-properties style:font-name="Verdana"/>
    </style:style>
    <style:style style:name="P166" style:parent-style-name="Standard" style:family="paragraph">
      <style:text-properties style:font-name="Verdana"/>
    </style:style>
    <style:style style:name="P167" style:parent-style-name="Standard" style:list-style-name="LFO1" style:family="paragraph"/>
    <style:style style:name="T168" style:parent-style-name="Güçlü" style:family="text">
      <style:text-properties style:font-name="Verdana"/>
    </style:style>
    <style:style style:name="P169" style:parent-style-name="Standard" style:list-style-name="LFO1" style:family="paragraph"/>
    <style:style style:name="T170" style:parent-style-name="Güçlü" style:family="text">
      <style:text-properties style:font-name="Verdana"/>
    </style:style>
    <style:style style:name="P171" style:parent-style-name="Standard" style:list-style-name="LFO1" style:family="paragraph"/>
    <style:style style:name="T172" style:parent-style-name="VarsayılanParagrafYazıTipi" style:family="text">
      <style:text-properties style:font-name="Verdana" fo:font-weight="bold" style:font-weight-asian="bold" style:font-weight-complex="bold"/>
    </style:style>
    <style:style style:name="T173" style:parent-style-name="VarsayılanParagrafYazıTipi" style:family="text">
      <style:text-properties style:font-name="Verdana"/>
    </style:style>
    <style:style style:name="T174" style:parent-style-name="fontstyle21" style:family="text">
      <style:text-properties style:font-name="Verdana" style:font-name-asian="Noto Serif CJK SC" fo:font-size="12pt" style:font-size-asian="12pt" style:font-size-complex="12pt"/>
    </style:style>
    <style:style style:name="T175" style:parent-style-name="fontstyle21" style:family="text">
      <style:text-properties style:font-name="Verdana" style:font-name-asian="Noto Serif CJK SC" fo:font-size="12pt" style:font-size-asian="12pt" style:font-size-complex="12pt"/>
    </style:style>
    <style:style style:name="T176" style:parent-style-name="VarsayılanParagrafYazıTipi" style:family="text">
      <style:text-properties style:font-name="Verdana"/>
    </style:style>
    <style:style style:name="T177" style:parent-style-name="VarsayılanParagrafYazıTipi" style:family="text">
      <style:text-properties style:font-name="Verdana"/>
    </style:style>
    <style:style style:name="T178" style:parent-style-name="fontstyle21" style:family="text">
      <style:text-properties style:font-name="Verdana" style:font-name-asian="Noto Serif CJK SC" fo:font-size="12pt" style:font-size-asian="12pt" style:font-size-complex="12pt"/>
    </style:style>
    <style:style style:name="T179" style:parent-style-name="fontstyle21" style:family="text">
      <style:text-properties style:font-name="Verdana" style:font-name-asian="Noto Serif CJK SC" fo:font-size="12pt" style:font-size-asian="12pt" style:font-size-complex="12pt"/>
    </style:style>
    <style:style style:name="P180" style:parent-style-name="Standard" style:list-style-name="LFO1" style:family="paragraph"/>
    <style:style style:name="T181" style:parent-style-name="Güçlü" style:family="text">
      <style:text-properties style:font-name="Verdana"/>
    </style:style>
    <style:style style:name="T182" style:parent-style-name="Güçlü" style:family="text">
      <style:text-properties style:font-name="Verdana" fo:font-weight="normal" style:font-weight-asian="normal" style:font-weight-complex="normal"/>
    </style:style>
    <style:style style:name="P183" style:parent-style-name="Standard" style:list-style-name="LFO1" style:family="paragraph"/>
    <style:style style:name="T184" style:parent-style-name="Güçlü" style:family="text">
      <style:text-properties style:font-name="Verdana"/>
    </style:style>
    <style:style style:name="T185" style:parent-style-name="Güçlü" style:family="text">
      <style:text-properties style:font-name="Verdana" fo:font-weight="normal" style:font-weight-asian="normal" style:font-weight-complex="normal"/>
    </style:style>
    <style:style style:name="P186" style:parent-style-name="Standard" style:list-style-name="LFO1" style:family="paragraph"/>
    <style:style style:name="T187" style:parent-style-name="Güçlü" style:family="text">
      <style:text-properties style:font-name="Verdana"/>
    </style:style>
    <style:style style:name="T188" style:parent-style-name="VarsayılanParagrafYazıTipi" style:family="text">
      <style:text-properties style:font-name="Verdana"/>
    </style:style>
    <style:style style:name="T189" style:parent-style-name="VarsayılanParagrafYazıTipi" style:family="text">
      <style:text-properties style:font-name="Verdana"/>
    </style:style>
    <style:style style:name="T190" style:parent-style-name="Güçlü" style:family="text">
      <style:text-properties style:font-name="Verdana" fo:font-weight="normal" style:font-weight-asian="normal" style:font-weight-complex="normal"/>
    </style:style>
    <style:style style:name="T191" style:parent-style-name="Güçlü" style:family="text">
      <style:text-properties style:font-name="Verdana" fo:font-weight="normal" style:font-weight-asian="normal" style:font-weight-complex="normal"/>
    </style:style>
    <style:style style:name="P192" style:parent-style-name="Standard" style:list-style-name="LFO1" style:family="paragraph"/>
    <style:style style:name="T193" style:parent-style-name="Güçlü" style:family="text">
      <style:text-properties style:font-name="Verdana"/>
    </style:style>
    <style:style style:name="T194" style:parent-style-name="VarsayılanParagrafYazıTipi" style:family="text">
      <style:text-properties style:font-name="Verdana"/>
    </style:style>
    <style:style style:name="T195" style:parent-style-name="VarsayılanParagrafYazıTipi" style:family="text">
      <style:text-properties style:font-name="Verdana"/>
    </style:style>
    <style:style style:name="T196" style:parent-style-name="VarsayılanParagrafYazıTipi" style:family="text">
      <style:text-properties style:font-name="Verdana"/>
    </style:style>
    <style:style style:name="P197" style:parent-style-name="Standard" style:list-style-name="LFO1" style:family="paragraph"/>
    <style:style style:name="T198"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199" style:parent-style-name="fontstyle21" style:family="text">
      <style:text-properties style:font-name="Verdana" style:font-name-asian="Noto Serif CJK SC" fo:font-size="12pt" style:font-size-asian="12pt" style:font-size-complex="12pt"/>
    </style:style>
    <style:style style:name="T200" style:parent-style-name="fontstyle21" style:family="text">
      <style:text-properties style:font-name="Verdana" style:font-name-asian="Noto Serif CJK SC" fo:font-size="12pt" style:font-size-asian="12pt" style:font-size-complex="12pt"/>
    </style:style>
    <style:style style:name="P201" style:parent-style-name="Standard" style:list-style-name="LFO1" style:family="paragraph"/>
    <style:style style:name="T202" style:parent-style-name="Güçlü" style:family="text">
      <style:text-properties style:font-name="Verdana"/>
    </style:style>
    <style:style style:name="T203" style:parent-style-name="VarsayılanParagrafYazıTipi" style:family="text">
      <style:text-properties style:font-name="Verdana"/>
    </style:style>
    <style:style style:name="T204" style:parent-style-name="VarsayılanParagrafYazıTipi" style:family="text">
      <style:text-properties style:font-name="Verdana"/>
    </style:style>
    <style:style style:name="P205" style:parent-style-name="Standard" style:list-style-name="LFO1" style:family="paragraph"/>
    <style:style style:name="T206" style:parent-style-name="VarsayılanParagrafYazıTipi" style:family="text">
      <style:text-properties style:font-name="Verdana" fo:font-weight="bold" style:font-weight-asian="bold" style:font-weight-complex="bold"/>
    </style:style>
    <style:style style:name="T207" style:parent-style-name="VarsayılanParagrafYazıTipi" style:family="text">
      <style:text-properties style:font-name="Verdana"/>
    </style:style>
    <style:style style:name="T208" style:parent-style-name="VarsayılanParagrafYazıTipi" style:family="text">
      <style:text-properties style:font-name="Verdana"/>
    </style:style>
    <style:style style:name="P209" style:parent-style-name="Standard" style:list-style-name="LFO1" style:family="paragraph"/>
    <style:style style:name="T210" style:parent-style-name="VarsayılanParagrafYazıTipi" style:family="text">
      <style:text-properties style:font-name="Verdana" fo:font-weight="bold" style:font-weight-asian="bold" style:font-weight-complex="bold"/>
    </style:style>
    <style:style style:name="T211" style:parent-style-name="VarsayılanParagrafYazıTipi" style:family="text">
      <style:text-properties style:font-name="Verdana"/>
    </style:style>
    <style:style style:name="T212" style:parent-style-name="VarsayılanParagrafYazıTipi" style:family="text">
      <style:text-properties style:font-name="Verdana"/>
    </style:style>
    <style:style style:name="P213" style:parent-style-name="Standard" style:list-style-name="LFO1" style:family="paragraph"/>
    <style:style style:name="T214" style:parent-style-name="VarsayılanParagrafYazıTipi" style:family="text">
      <style:text-properties style:font-name="Verdana" fo:font-weight="bold" style:font-weight-asian="bold" style:font-weight-complex="bold"/>
    </style:style>
    <style:style style:name="T215" style:parent-style-name="VarsayılanParagrafYazıTipi" style:family="text">
      <style:text-properties style:font-name="Verdana"/>
    </style:style>
    <style:style style:name="T216" style:parent-style-name="VarsayılanParagrafYazıTipi" style:family="text">
      <style:text-properties style:font-name="Verdana"/>
    </style:style>
    <style:style style:name="T217" style:parent-style-name="VarsayılanParagrafYazıTipi" style:family="text">
      <style:text-properties style:font-name="Verdana"/>
    </style:style>
    <style:style style:name="P218" style:parent-style-name="Standard" style:list-style-name="LFO1" style:family="paragraph"/>
    <style:style style:name="T219" style:parent-style-name="VarsayılanParagrafYazıTipi" style:family="text">
      <style:text-properties style:font-name="Verdana" fo:font-weight="bold" style:font-weight-asian="bold" style:font-weight-complex="bold"/>
    </style:style>
    <style:style style:name="T220" style:parent-style-name="VarsayılanParagrafYazıTipi" style:family="text">
      <style:text-properties style:font-name="Verdana" fo:font-weight="bold" style:font-weight-asian="bold" style:font-weight-complex="bold"/>
    </style:style>
    <style:style style:name="T221" style:parent-style-name="VarsayılanParagrafYazıTipi" style:family="text">
      <style:text-properties style:font-name="Verdana" fo:font-weight="bold" style:font-weight-asian="bold" style:font-weight-complex="bold"/>
    </style:style>
    <style:style style:name="T222" style:parent-style-name="VarsayılanParagrafYazıTipi" style:family="text">
      <style:text-properties style:font-name="Verdana"/>
    </style:style>
    <style:style style:name="T223" style:parent-style-name="VarsayılanParagrafYazıTipi" style:family="text">
      <style:text-properties style:font-name="Verdana"/>
    </style:style>
    <style:style style:name="T224" style:parent-style-name="VarsayılanParagrafYazıTipi" style:family="text">
      <style:text-properties style:font-name="Verdana"/>
    </style:style>
    <style:style style:name="T225" style:parent-style-name="VarsayılanParagrafYazıTipi" style:family="text">
      <style:text-properties style:font-name="Verdana"/>
    </style:style>
    <style:style style:name="T226" style:parent-style-name="VarsayılanParagrafYazıTipi" style:family="text">
      <style:text-properties style:font-name="Verdana"/>
    </style:style>
    <style:style style:name="T227" style:parent-style-name="VarsayılanParagrafYazıTipi" style:family="text">
      <style:text-properties style:font-name="Verdana"/>
    </style:style>
    <style:style style:name="T228" style:parent-style-name="VarsayılanParagrafYazıTipi" style:family="text">
      <style:text-properties style:font-name="Verdana"/>
    </style:style>
    <style:style style:name="T229" style:parent-style-name="VarsayılanParagrafYazıTipi" style:family="text">
      <style:text-properties style:font-name="Verdana"/>
    </style:style>
    <style:style style:name="P230" style:parent-style-name="Standard" style:list-style-name="LFO1" style:family="paragraph"/>
    <style:style style:name="T231" style:parent-style-name="fontstyle01" style:family="text">
      <style:text-properties style:font-name="Verdana" style:font-name-asian="Noto Serif CJK SC" fo:font-size="12pt" style:font-size-asian="12pt" style:font-size-complex="12pt"/>
    </style:style>
    <style:style style:name="T232" style:parent-style-name="fontstyle01" style:family="text">
      <style:text-properties style:font-name="Verdana" style:font-name-asian="Noto Serif CJK SC" fo:font-size="12pt" style:font-size-asian="12pt" style:font-size-complex="12pt"/>
    </style:style>
    <style:style style:name="T233" style:parent-style-name="VarsayılanParagrafYazıTipi" style:family="text">
      <style:text-properties style:font-name="Verdana"/>
    </style:style>
    <style:style style:name="T234" style:parent-style-name="VarsayılanParagrafYazıTipi" style:family="text">
      <style:text-properties style:font-name="Verdana"/>
    </style:style>
    <style:style style:name="P235" style:parent-style-name="Standard" style:list-style-name="LFO1" style:family="paragraph"/>
    <style:style style:name="T236" style:parent-style-name="fontstyle01" style:family="text">
      <style:text-properties style:font-name="Verdana" style:font-name-asian="Noto Serif CJK SC" fo:font-size="12pt" style:font-size-asian="12pt" style:font-size-complex="12pt"/>
    </style:style>
    <style:style style:name="T237" style:parent-style-name="fontstyle01" style:family="text">
      <style:text-properties style:font-name="Verdana" style:font-name-asian="Noto Serif CJK SC" fo:font-size="12pt" style:font-size-asian="12pt" style:font-size-complex="12pt"/>
    </style:style>
    <style:style style:name="T238" style:parent-style-name="VarsayılanParagrafYazıTipi" style:family="text">
      <style:text-properties style:font-name="Verdana"/>
    </style:style>
    <style:style style:name="T239" style:parent-style-name="VarsayılanParagrafYazıTipi" style:family="text">
      <style:text-properties style:font-name="Verdana"/>
    </style:style>
    <style:style style:name="P240" style:parent-style-name="Standard" style:list-style-name="LFO1" style:family="paragraph"/>
    <style:style style:name="T241" style:parent-style-name="fontstyle01" style:family="text">
      <style:text-properties style:font-name="Verdana" style:font-name-asian="Noto Serif CJK SC" fo:font-size="12pt" style:font-size-asian="12pt" style:font-size-complex="12pt"/>
    </style:style>
    <style:style style:name="T242" style:parent-style-name="VarsayılanParagrafYazıTipi" style:family="text">
      <style:text-properties style:font-name="Verdana"/>
    </style:style>
    <style:style style:name="P243" style:parent-style-name="Standard" style:list-style-name="LFO1" style:family="paragraph"/>
    <style:style style:name="T244" style:parent-style-name="fontstyle01" style:family="text">
      <style:text-properties style:font-name="Verdana" style:font-name-asian="Noto Serif CJK SC" fo:font-size="12pt" style:font-size-asian="12pt" style:font-size-complex="12pt"/>
    </style:style>
    <style:style style:name="T245" style:parent-style-name="VarsayılanParagrafYazıTipi" style:family="text">
      <style:text-properties style:font-name="Verdana"/>
    </style:style>
    <style:style style:name="P246" style:parent-style-name="Standard" style:list-style-name="LFO1" style:family="paragraph"/>
    <style:style style:name="T247" style:parent-style-name="fontstyle01" style:family="text">
      <style:text-properties style:font-name="Verdana" style:font-name-asian="Noto Serif CJK SC" fo:font-size="12pt" style:font-size-asian="12pt" style:font-size-complex="12pt"/>
    </style:style>
    <style:style style:name="T248" style:parent-style-name="fontstyle01" style:family="text">
      <style:text-properties style:font-name="Verdana" style:font-name-asian="Noto Serif CJK SC" fo:font-size="12pt" style:font-size-asian="12pt" style:font-size-complex="12pt"/>
    </style:style>
    <style:style style:name="T249" style:parent-style-name="fontstyle21" style:family="text">
      <style:text-properties style:font-name="Verdana" style:font-name-asian="Noto Serif CJK SC" fo:font-size="12pt" style:font-size-asian="12pt" style:font-size-complex="12pt"/>
    </style:style>
    <style:style style:name="T250" style:parent-style-name="fontstyle21" style:family="text">
      <style:text-properties style:font-name="Verdana" style:font-name-asian="Noto Serif CJK SC" fo:font-size="12pt" style:font-size-asian="12pt" style:font-size-complex="12pt"/>
    </style:style>
    <style:style style:name="T251" style:parent-style-name="fontstyle21" style:family="text">
      <style:text-properties style:font-name="Verdana" style:font-name-asian="Noto Serif CJK SC" fo:font-size="12pt" style:font-size-asian="12pt" style:font-size-complex="12pt"/>
    </style:style>
    <style:style style:name="T252" style:parent-style-name="VarsayılanParagrafYazıTipi" style:family="text">
      <style:text-properties style:font-name="Verdana"/>
    </style:style>
    <style:style style:name="P253" style:parent-style-name="Standard" style:family="paragraph">
      <style:text-properties style:font-name="Verdana"/>
    </style:style>
    <style:style style:name="P254" style:parent-style-name="Standard" style:list-style-name="LFO1" style:family="paragraph">
      <style:text-properties style:font-name="Verdana" fo:font-weight="bold" style:font-weight-asian="bold" style:font-weight-complex="bold"/>
    </style:style>
    <style:style style:name="P255" style:parent-style-name="Standard" style:family="paragraph">
      <style:text-properties style:font-name="Verdana"/>
    </style:style>
    <style:style style:name="P256" style:parent-style-name="Standard" style:list-style-name="LFO1" style:family="paragraph">
      <style:text-properties style:font-name="Verdana"/>
    </style:style>
    <style:style style:name="P257" style:parent-style-name="Standard" style:list-style-name="LFO1" style:family="paragraph">
      <style:text-properties style:font-name="Verdana"/>
    </style:style>
    <style:style style:name="P258" style:parent-style-name="Standard" style:list-style-name="LFO1" style:family="paragraph">
      <style:text-properties style:font-name="Verdana"/>
    </style:style>
    <style:style style:name="P259" style:parent-style-name="Standard" style:list-style-name="LFO1" style:family="paragraph">
      <style:text-properties style:font-name="Verdana"/>
    </style:style>
    <style:style style:name="P260" style:parent-style-name="Standard" style:list-style-name="LFO1" style:family="paragraph">
      <style:text-properties style:font-name="Verdana"/>
    </style:style>
    <style:style style:name="P261" style:parent-style-name="Standard" style:list-style-name="LFO1" style:family="paragraph">
      <style:text-properties style:font-name="Verdana"/>
    </style:style>
    <style:style style:name="P262" style:parent-style-name="Standard" style:list-style-name="LFO1" style:family="paragraph"/>
    <style:style style:name="T263" style:parent-style-name="VarsayılanParagrafYazıTipi" style:family="text">
      <style:text-properties style:font-name="Verdana"/>
    </style:style>
    <style:style style:name="T264" style:parent-style-name="VarsayılanParagrafYazıTipi" style:family="text">
      <style:text-properties style:font-name="Verdana"/>
    </style:style>
    <style:style style:name="P265" style:parent-style-name="Standard" style:list-style-name="LFO1" style:family="paragraph">
      <style:text-properties style:font-name="Verdana"/>
    </style:style>
    <style:style style:name="P266" style:parent-style-name="Standard" style:family="paragraph">
      <style:text-properties style:font-name="Verdana"/>
    </style:style>
    <style:style style:name="T267" style:parent-style-name="fontstyle01" style:family="text">
      <style:text-properties style:font-name="Verdana" style:font-name-asian="Noto Serif CJK SC" fo:font-size="12pt" style:font-size-asian="12pt" style:font-size-complex="12pt"/>
    </style:style>
    <style:style style:name="T268" style:parent-style-name="VarsayılanParagrafYazıTipi" style:family="text">
      <style:text-properties style:font-name="Verdana" fo:font-weight="bold" style:font-weight-asian="bold" style:font-weight-complex="bold" fo:color="#000000"/>
    </style:style>
    <style:style style:name="T269" style:parent-style-name="fontstyle01" style:family="text">
      <style:text-properties style:font-name="Verdana" style:font-name-asian="Noto Serif CJK SC" fo:font-size="12pt" style:font-size-asian="12pt" style:font-size-complex="12pt"/>
    </style:style>
    <style:style style:name="T270" style:parent-style-name="VarsayılanParagrafYazıTipi" style:family="text">
      <style:text-properties style:font-name="Verdana" fo:font-weight="bold" style:font-weight-asian="bold" style:font-weight-complex="bold" fo:color="#000000"/>
    </style:style>
    <style:style style:name="T271" style:parent-style-name="VarsayılanParagrafYazıTipi" style:family="text">
      <style:text-properties style:font-name="Verdana" fo:color="#000000"/>
    </style:style>
    <style:style style:name="T272" style:parent-style-name="fontstyle21" style:family="text">
      <style:text-properties style:font-name="Verdana" style:font-name-asian="Noto Serif CJK SC" fo:font-size="12pt" style:font-size-asian="12pt" style:font-size-complex="12pt"/>
    </style:style>
    <style:style style:name="T273" style:parent-style-name="fontstyle21" style:family="text">
      <style:text-properties style:font-name="Verdana" style:font-name-asian="Noto Serif CJK SC" fo:font-size="12pt" style:font-size-asian="12pt" style:font-size-complex="12pt"/>
    </style:style>
    <style:style style:name="T274" style:parent-style-name="VarsayılanParagrafYazıTipi" style:family="text">
      <style:text-properties style:font-name="Verdana" fo:color="#000000"/>
    </style:style>
    <style:style style:name="T275" style:parent-style-name="fontstyle21" style:family="text">
      <style:text-properties style:font-name="Verdana" style:font-name-asian="Noto Serif CJK SC" fo:font-size="12pt" style:font-size-asian="12pt" style:font-size-complex="12pt"/>
    </style:style>
    <style:style style:name="T276" style:parent-style-name="fontstyle21" style:family="text">
      <style:text-properties style:font-name="Verdana" style:font-name-asian="Noto Serif CJK SC" fo:font-size="12pt" style:font-size-asian="12pt" style:font-size-complex="12pt"/>
    </style:style>
    <style:style style:name="T277" style:parent-style-name="VarsayılanParagrafYazıTipi" style:family="text">
      <style:text-properties style:font-name="Verdana" fo:color="#000000"/>
    </style:style>
    <style:style style:name="T278" style:parent-style-name="fontstyle21" style:family="text">
      <style:text-properties style:font-name="Verdana" style:font-name-asian="Noto Serif CJK SC" fo:font-size="12pt" style:font-size-asian="12pt" style:font-size-complex="12pt"/>
    </style:style>
    <style:style style:name="T279" style:parent-style-name="fontstyle21" style:family="text">
      <style:text-properties style:font-name="Verdana" style:font-name-asian="Noto Serif CJK SC" fo:font-size="12pt" style:font-size-asian="12pt" style:font-size-complex="12pt"/>
    </style:style>
    <style:style style:name="T280" style:parent-style-name="VarsayılanParagrafYazıTipi" style:family="text">
      <style:text-properties style:font-name="Verdana" fo:color="#000000"/>
    </style:style>
    <style:style style:name="T281" style:parent-style-name="fontstyle21" style:family="text">
      <style:text-properties style:font-name="Verdana" style:font-name-asian="Noto Serif CJK SC" fo:font-size="12pt" style:font-size-asian="12pt" style:font-size-complex="12pt"/>
    </style:style>
    <style:style style:name="T282" style:parent-style-name="VarsayılanParagrafYazıTipi" style:family="text">
      <style:text-properties style:font-name="Verdana" fo:color="#000000"/>
    </style:style>
    <style:style style:name="T283" style:parent-style-name="fontstyle21" style:family="text">
      <style:text-properties style:font-name="Verdana" style:font-name-asian="Noto Serif CJK SC" fo:font-size="12pt" style:font-size-asian="12pt" style:font-size-complex="12pt"/>
    </style:style>
    <style:style style:name="T284" style:parent-style-name="VarsayılanParagrafYazıTipi" style:family="text">
      <style:text-properties style:font-name="Verdana" fo:color="#000000"/>
    </style:style>
    <style:style style:name="T285" style:parent-style-name="fontstyle21" style:family="text">
      <style:text-properties style:font-name="Verdana" style:font-name-asian="Noto Serif CJK SC" fo:font-size="12pt" style:font-size-asian="12pt" style:font-size-complex="12pt"/>
    </style:style>
    <style:style style:name="T286" style:parent-style-name="fontstyle21" style:family="text">
      <style:text-properties style:font-name="Verdana" style:font-name-asian="Noto Serif CJK SC" fo:font-size="12pt" style:font-size-asian="12pt" style:font-size-complex="12pt"/>
    </style:style>
    <style:style style:name="T287" style:parent-style-name="VarsayılanParagrafYazıTipi" style:family="text">
      <style:text-properties style:font-name="Verdana" fo:color="#000000"/>
    </style:style>
    <style:style style:name="T288" style:parent-style-name="fontstyle21" style:family="text">
      <style:text-properties style:font-name="Verdana" style:font-name-asian="Noto Serif CJK SC" fo:font-size="12pt" style:font-size-asian="12pt" style:font-size-complex="12pt"/>
    </style:style>
    <style:style style:name="T289" style:parent-style-name="VarsayılanParagrafYazıTipi" style:family="text">
      <style:text-properties style:font-name="Verdana" fo:color="#000000"/>
    </style:style>
    <style:style style:name="T290" style:parent-style-name="fontstyle21" style:family="text">
      <style:text-properties style:font-name="Verdana" style:font-name-asian="Noto Serif CJK SC" fo:font-size="12pt" style:font-size-asian="12pt" style:font-size-complex="12pt"/>
    </style:style>
    <style:style style:name="T291" style:parent-style-name="VarsayılanParagrafYazıTipi" style:family="text">
      <style:text-properties style:font-name="Verdana" fo:color="#000000"/>
    </style:style>
    <style:style style:name="T292" style:parent-style-name="fontstyle21" style:family="text">
      <style:text-properties style:font-name="Verdana" style:font-name-asian="Noto Serif CJK SC" fo:font-size="12pt" style:font-size-asian="12pt" style:font-size-complex="12pt"/>
    </style:style>
    <style:style style:name="T293" style:parent-style-name="fontstyle21" style:family="text">
      <style:text-properties style:font-name="Verdana" style:font-name-asian="Noto Serif CJK SC" fo:font-size="12pt" style:font-size-asian="12pt" style:font-size-complex="12pt"/>
    </style:style>
    <style:style style:name="T294" style:parent-style-name="VarsayılanParagrafYazıTipi" style:family="text">
      <style:text-properties style:font-name="Verdana" fo:color="#000000"/>
    </style:style>
    <style:style style:name="T295" style:parent-style-name="fontstyle01" style:family="text">
      <style:text-properties style:font-name="Verdana" style:font-name-asian="Noto Serif CJK SC" fo:font-size="12pt" style:font-size-asian="12pt" style:font-size-complex="12pt"/>
    </style:style>
    <style:style style:name="T296" style:parent-style-name="VarsayılanParagrafYazıTipi" style:family="text">
      <style:text-properties style:font-name="Verdana" fo:font-weight="bold" style:font-weight-asian="bold" style:font-weight-complex="bold" fo:color="#000000"/>
    </style:style>
    <style:style style:name="T297" style:parent-style-name="fontstyle21" style:family="text">
      <style:text-properties style:font-name="Verdana" style:font-name-asian="Noto Serif CJK SC" fo:font-size="12pt" style:font-size-asian="12pt" style:font-size-complex="12pt"/>
    </style:style>
    <style:style style:name="T298" style:parent-style-name="VarsayılanParagrafYazıTipi" style:family="text">
      <style:text-properties style:font-name="Verdana" fo:color="#000000"/>
    </style:style>
    <style:style style:name="T299" style:parent-style-name="VarsayılanParagrafYazıTipi" style:family="text">
      <style:text-properties style:font-name="Verdana" fo:color="#000000"/>
    </style:style>
    <style:style style:name="T300" style:parent-style-name="fontstyle21" style:family="text">
      <style:text-properties style:font-name="Verdana" style:font-name-asian="Noto Serif CJK SC" fo:font-size="12pt" style:font-size-asian="12pt" style:font-size-complex="12pt"/>
    </style:style>
    <style:style style:name="T301" style:parent-style-name="fontstyle31" style:family="text">
      <style:text-properties style:font-name="Verdana" style:font-name-asian="Noto Serif CJK SC" fo:font-size="12pt" style:font-size-asian="12pt" style:font-size-complex="12pt"/>
    </style:style>
    <style:style style:name="T302" style:parent-style-name="fontstyle31" style:family="text">
      <style:text-properties style:font-name="Verdana" style:font-name-asian="Noto Serif CJK SC" fo:font-size="12pt" style:font-size-asian="12pt" style:font-size-complex="12pt"/>
    </style:style>
    <style:style style:name="T303" style:parent-style-name="VarsayılanParagrafYazıTipi" style:family="text">
      <style:text-properties style:font-name="Verdana" fo:font-style="italic" style:font-style-asian="italic" style:font-style-complex="italic" fo:color="#000000"/>
    </style:style>
    <style:style style:name="T304" style:parent-style-name="fontstyle21" style:family="text">
      <style:text-properties style:font-name="Verdana" style:font-name-asian="Noto Serif CJK SC" fo:font-size="12pt" style:font-size-asian="12pt" style:font-size-complex="12pt"/>
    </style:style>
    <style:style style:name="T305" style:parent-style-name="VarsayılanParagrafYazıTipi" style:family="text">
      <style:text-properties style:font-name="Verdana" fo:color="#000000"/>
    </style:style>
    <style:style style:name="T306" style:parent-style-name="fontstyle21" style:family="text">
      <style:text-properties style:font-name="Verdana" style:font-name-asian="Noto Serif CJK SC" fo:font-size="12pt" style:font-size-asian="12pt" style:font-size-complex="12pt"/>
    </style:style>
    <style:style style:name="T307" style:parent-style-name="fontstyle21" style:family="text">
      <style:text-properties style:font-name="Verdana" style:font-name-asian="Noto Serif CJK SC" fo:font-size="12pt" style:font-size-asian="12pt" style:font-size-complex="12pt"/>
    </style:style>
    <style:style style:name="T308" style:parent-style-name="VarsayılanParagrafYazıTipi" style:family="text">
      <style:text-properties style:font-name="Verdana" fo:color="#000000"/>
    </style:style>
    <style:style style:name="T309" style:parent-style-name="fontstyle21" style:family="text">
      <style:text-properties style:font-name="Verdana" style:font-name-asian="Noto Serif CJK SC" fo:font-size="12pt" style:font-size-asian="12pt" style:font-size-complex="12pt"/>
    </style:style>
    <style:style style:name="T310" style:parent-style-name="VarsayılanParagrafYazıTipi" style:family="text">
      <style:text-properties style:font-name="Verdana" fo:color="#000000"/>
    </style:style>
    <style:style style:name="T311" style:parent-style-name="fontstyle21" style:family="text">
      <style:text-properties style:font-name="Verdana" style:font-name-asian="Noto Serif CJK SC" fo:font-size="12pt" style:font-size-asian="12pt" style:font-size-complex="12pt"/>
    </style:style>
    <style:style style:name="T312" style:parent-style-name="VarsayılanParagrafYazıTipi" style:family="text">
      <style:text-properties style:font-name="Verdana" fo:color="#000000"/>
    </style:style>
    <style:style style:name="T313" style:parent-style-name="fontstyle21" style:family="text">
      <style:text-properties style:font-name="Verdana" style:font-name-asian="Noto Serif CJK SC" fo:font-size="12pt" style:font-size-asian="12pt" style:font-size-complex="12pt"/>
    </style:style>
    <style:style style:name="T314" style:parent-style-name="VarsayılanParagrafYazıTipi" style:family="text">
      <style:text-properties style:font-name="Verdana" fo:color="#000000"/>
    </style:style>
    <style:style style:name="T315" style:parent-style-name="fontstyle21" style:family="text">
      <style:text-properties style:font-name="Verdana" style:font-name-asian="Noto Serif CJK SC" fo:font-size="12pt" style:font-size-asian="12pt" style:font-size-complex="12pt"/>
    </style:style>
    <style:style style:name="T316" style:parent-style-name="fontstyle21" style:family="text">
      <style:text-properties style:font-name="Verdana" style:font-name-asian="Noto Serif CJK SC" fo:font-size="12pt" style:font-size-asian="12pt" style:font-size-complex="12pt"/>
    </style:style>
    <style:style style:name="P317" style:parent-style-name="Standard" style:family="paragraph">
      <style:text-properties style:font-name="Verdana"/>
    </style:style>
    <style:style style:name="P318" style:parent-style-name="Standard" style:family="paragraph">
      <style:text-properties style:font-name="Verdana"/>
    </style:style>
    <style:style style:name="P319" style:parent-style-name="Standard" style:family="paragraph">
      <style:text-properties style:font-name="Verdana"/>
    </style:style>
    <style:style style:name="T320" style:parent-style-name="Güçlü" style:family="text">
      <style:text-properties style:font-name="Verdana"/>
    </style:style>
    <style:style style:name="T321" style:parent-style-name="Güçlü" style:family="text">
      <style:text-properties style:font-name="Verdana"/>
    </style:style>
    <style:style style:name="P322" style:parent-style-name="Standard" style:family="paragraph">
      <style:text-properties style:font-name="Verdana"/>
    </style:style>
    <style:style style:name="P323" style:parent-style-name="Standard" style:family="paragraph">
      <style:text-properties style:font-name="Verdana"/>
    </style:style>
    <style:style style:name="P324" style:parent-style-name="Standard" style:family="paragraph">
      <style:text-properties style:font-name="Verdana"/>
    </style:style>
    <style:style style:name="P325" style:parent-style-name="Standard" style:family="paragraph">
      <style:text-properties style:font-name="Verdana"/>
    </style:style>
    <style:style style:name="P326" style:parent-style-name="Standard" style:family="paragraph">
      <style:text-properties style:font-name="Verdana"/>
    </style:style>
    <style:style style:name="P327" style:parent-style-name="Standard" style:family="paragraph">
      <style:text-properties style:font-name="Verdana"/>
    </style:style>
    <style:style style:name="P328" style:parent-style-name="Standard" style:family="paragraph">
      <style:text-properties style:font-name="Verdana"/>
    </style:style>
    <style:style style:name="P329" style:parent-style-name="Standard" style:family="paragraph">
      <style:text-properties style:font-name="Verdana"/>
    </style:style>
    <style:style style:name="P330" style:parent-style-name="Standard" style:family="paragraph">
      <style:text-properties style:font-name="Verdana"/>
    </style:style>
    <style:style style:name="P331" style:parent-style-name="Standard" style:family="paragraph">
      <style:text-properties style:font-name="Verdana"/>
    </style:style>
    <style:style style:name="P332" style:parent-style-name="Standard" style:family="paragraph">
      <style:text-properties style:font-name="Verdana"/>
    </style:style>
    <style:style style:name="P333" style:parent-style-name="Standard" style:family="paragraph">
      <style:text-properties style:font-name="Verdana"/>
    </style:style>
    <style:style style:name="T334" style:parent-style-name="VarsayılanParagrafYazıTipi" style:family="text">
      <style:text-properties style:font-name="Verdana"/>
    </style:style>
    <style:style style:name="T335" style:parent-style-name="Güçlü" style:family="text">
      <style:text-properties style:font-name="Verdana"/>
    </style:style>
    <style:style style:name="T336" style:parent-style-name="VarsayılanParagrafYazıTipi" style:family="text">
      <style:text-properties style:font-name="Verdana"/>
    </style:style>
    <style:style style:name="T337" style:parent-style-name="Güçlü" style:family="text">
      <style:text-properties style:font-name="Verdana"/>
    </style:style>
    <style:style style:name="T338" style:parent-style-name="Güçlü" style:family="text">
      <style:text-properties style:font-name="Verdana"/>
    </style:style>
    <style:style style:name="T339" style:parent-style-name="Güçlü" style:family="text">
      <style:text-properties style:font-name="Verdana"/>
    </style:style>
    <style:style style:name="P340" style:parent-style-name="Standard" style:family="paragraph">
      <style:text-properties style:font-name="Verdana"/>
    </style:style>
    <style:style style:name="P341" style:parent-style-name="Standard" style:family="paragraph">
      <style:text-properties style:font-name="Verdana"/>
    </style:style>
    <style:style style:name="P342" style:parent-style-name="Standard" style:family="paragraph">
      <style:text-properties style:font-name="Verdana"/>
    </style:style>
    <style:style style:name="T343" style:parent-style-name="fontstyle01" style:family="text">
      <style:text-properties style:font-name="Verdana" style:font-name-asian="Noto Serif CJK SC" fo:font-size="12pt" style:font-size-asian="12pt" style:font-size-complex="12pt"/>
    </style:style>
    <style:style style:name="T344" style:parent-style-name="VarsayılanParagrafYazıTipi" style:family="text">
      <style:text-properties style:font-name="Verdana" fo:font-weight="bold" style:font-weight-asian="bold" style:font-weight-complex="bold" fo:color="#000000"/>
    </style:style>
    <style:style style:name="T345" style:parent-style-name="fontstyle21" style:family="text">
      <style:text-properties style:font-name="Verdana" style:font-name-asian="Noto Serif CJK SC" fo:font-size="12pt" style:font-size-asian="12pt" style:font-size-complex="12pt"/>
    </style:style>
    <style:style style:name="T346" style:parent-style-name="fontstyle21" style:family="text">
      <style:text-properties style:font-name="Verdana" style:font-name-asian="Noto Serif CJK SC" fo:font-size="12pt" style:font-size-asian="12pt" style:font-size-complex="12pt"/>
    </style:style>
    <style:style style:name="P347" style:parent-style-name="Standard" style:family="paragraph">
      <style:text-properties style:font-name="Verdana"/>
    </style:style>
    <style:style style:name="T348" style:parent-style-name="VarsayılanParagrafYazıTipi" style:family="text">
      <style:text-properties style:font-name="Verdana" style:font-name-complex="Times New Roman" fo:color="#000000"/>
    </style:style>
    <style:style style:name="T349" style:parent-style-name="VarsayılanParagrafYazıTipi" style:family="text">
      <style:text-properties style:font-name="Verdana" fo:color="#000000"/>
    </style:style>
    <style:style style:name="T350" style:parent-style-name="VarsayılanParagrafYazıTipi" style:family="text">
      <style:text-properties style:font-name="Verdana" style:font-name-complex="Times New Roman" fo:color="#000000"/>
    </style:style>
    <style:style style:name="T351" style:parent-style-name="VarsayılanParagrafYazıTipi" style:family="text">
      <style:text-properties style:font-name="Verdana" fo:color="#000000"/>
    </style:style>
    <style:style style:name="T352" style:parent-style-name="VarsayılanParagrafYazıTipi" style:family="text">
      <style:text-properties style:font-name="Verdana" style:font-name-complex="Times New Roman" fo:color="#000000"/>
    </style:style>
    <style:style style:name="T353" style:parent-style-name="VarsayılanParagrafYazıTipi" style:family="text">
      <style:text-properties style:font-name="Verdana" style:font-name-complex="Times New Roman" fo:color="#000000"/>
    </style:style>
    <style:style style:name="T354" style:parent-style-name="VarsayılanParagrafYazıTipi" style:family="text">
      <style:text-properties style:font-name="Verdana" fo:color="#000000"/>
    </style:style>
    <style:style style:name="T355" style:parent-style-name="VarsayılanParagrafYazıTipi" style:family="text">
      <style:text-properties style:font-name="Verdana" style:font-name-complex="Times New Roman" fo:color="#000000"/>
    </style:style>
    <style:style style:name="T356" style:parent-style-name="VarsayılanParagrafYazıTipi" style:family="text">
      <style:text-properties style:font-name="Verdana" fo:color="#000000"/>
    </style:style>
    <style:style style:name="T357" style:parent-style-name="VarsayılanParagrafYazıTipi" style:family="text">
      <style:text-properties style:font-name="Verdana" style:font-name-complex="Times New Roman" fo:color="#000000"/>
    </style:style>
    <style:style style:name="T358" style:parent-style-name="VarsayılanParagrafYazıTipi" style:family="text">
      <style:text-properties style:font-name="Verdana" style:font-name-complex="Times New Roman" fo:color="#000000"/>
    </style:style>
    <style:style style:name="P359" style:parent-style-name="Standard" style:family="paragraph">
      <style:text-properties style:font-name="Verdana" style:font-name-complex="Times New Roman" fo:color="#000000"/>
    </style:style>
    <style:style style:name="T360" style:parent-style-name="VarsayılanParagrafYazıTipi" style:family="text">
      <style:text-properties style:font-name="Verdana" style:font-name-complex="Times New Roman" fo:color="#000000"/>
    </style:style>
    <style:style style:name="T361" style:parent-style-name="VarsayılanParagrafYazıTipi" style:family="text">
      <style:text-properties style:font-name="Verdana" fo:color="#000000"/>
    </style:style>
    <style:style style:name="T362" style:parent-style-name="VarsayılanParagrafYazıTipi" style:family="text">
      <style:text-properties style:font-name="Verdana" style:font-name-complex="Times New Roman" fo:color="#000000"/>
    </style:style>
    <style:style style:name="T363" style:parent-style-name="VarsayılanParagrafYazıTipi" style:family="text">
      <style:text-properties style:font-name="Verdana" fo:color="#000000"/>
    </style:style>
    <style:style style:name="T364" style:parent-style-name="VarsayılanParagrafYazıTipi" style:family="text">
      <style:text-properties style:font-name="Verdana" style:font-name-complex="Times New Roman" fo:color="#000000"/>
    </style:style>
    <style:style style:name="P365" style:parent-style-name="Standard" style:family="paragraph">
      <style:text-properties style:font-name="Verdana" style:font-name-complex="Times New Roman" fo:color="#000000"/>
    </style:style>
    <style:style style:name="T366" style:parent-style-name="VarsayılanParagrafYazıTipi" style:family="text">
      <style:text-properties style:font-name="Verdana" style:font-name-complex="Times New Roman" fo:color="#000000"/>
    </style:style>
    <style:style style:name="T367" style:parent-style-name="VarsayılanParagrafYazıTipi" style:family="text">
      <style:text-properties style:font-name="Verdana" style:font-name-complex="Times New Roman" fo:color="#000000"/>
    </style:style>
    <style:style style:name="T368" style:parent-style-name="VarsayılanParagrafYazıTipi" style:family="text">
      <style:text-properties style:font-name="Verdana" fo:color="#000000"/>
    </style:style>
    <style:style style:name="T369" style:parent-style-name="VarsayılanParagrafYazıTipi" style:family="text">
      <style:text-properties style:font-name="Verdana" style:font-name-complex="Times New Roman" fo:color="#000000"/>
    </style:style>
    <style:style style:name="T370" style:parent-style-name="VarsayılanParagrafYazıTipi" style:family="text">
      <style:text-properties style:font-name="Verdana" fo:color="#000000"/>
    </style:style>
    <style:style style:name="T371" style:parent-style-name="VarsayılanParagrafYazıTipi" style:family="text">
      <style:text-properties style:font-name="Verdana" style:font-name-complex="Times New Roman" fo:color="#000000"/>
    </style:style>
    <style:style style:name="P372" style:parent-style-name="Standard" style:family="paragraph">
      <style:text-properties style:font-name="Verdana" style:font-name-complex="Times New Roman" fo:color="#000000"/>
    </style:style>
    <style:style style:name="T373" style:parent-style-name="VarsayılanParagrafYazıTipi" style:family="text">
      <style:text-properties style:font-name="Verdana" style:font-name-complex="Times New Roman" fo:color="#000000"/>
    </style:style>
    <style:style style:name="T374" style:parent-style-name="VarsayılanParagrafYazıTipi" style:family="text">
      <style:text-properties style:font-name="Verdana" fo:color="#000000"/>
    </style:style>
    <style:style style:name="T375" style:parent-style-name="VarsayılanParagrafYazıTipi" style:family="text">
      <style:text-properties style:font-name="Verdana" style:font-name-complex="Times New Roman" fo:color="#000000"/>
    </style:style>
    <style:style style:name="T376" style:parent-style-name="VarsayılanParagrafYazıTipi" style:family="text">
      <style:text-properties style:font-name="Verdana" style:font-name-complex="Times New Roman" fo:color="#000000"/>
    </style:style>
    <style:style style:name="T377" style:parent-style-name="VarsayılanParagrafYazıTipi" style:family="text">
      <style:text-properties style:font-name="Verdana" fo:color="#000000"/>
    </style:style>
    <style:style style:name="T378" style:parent-style-name="VarsayılanParagrafYazıTipi" style:family="text">
      <style:text-properties style:font-name="Verdana" style:font-name-complex="Times New Roman" fo:color="#000000"/>
    </style:style>
    <style:style style:name="T379" style:parent-style-name="VarsayılanParagrafYazıTipi" style:family="text">
      <style:text-properties style:font-name="Verdana" fo:color="#000000"/>
    </style:style>
    <style:style style:name="T380" style:parent-style-name="VarsayılanParagrafYazıTipi" style:family="text">
      <style:text-properties style:font-name="Verdana" style:font-name-complex="Times New Roman" fo:color="#000000"/>
    </style:style>
    <style:style style:name="T381" style:parent-style-name="VarsayılanParagrafYazıTipi" style:family="text">
      <style:text-properties style:font-name="Verdana" style:font-name-complex="Times New Roman" fo:color="#000000"/>
    </style:style>
    <style:style style:name="T382" style:parent-style-name="VarsayılanParagrafYazıTipi" style:family="text">
      <style:text-properties style:font-name="Verdana" fo:color="#000000"/>
    </style:style>
    <style:style style:name="T383" style:parent-style-name="VarsayılanParagrafYazıTipi" style:family="text">
      <style:text-properties style:font-name="Verdana" style:font-name-complex="Times New Roman" fo:color="#000000"/>
    </style:style>
    <style:style style:name="T384" style:parent-style-name="VarsayılanParagrafYazıTipi" style:family="text">
      <style:text-properties style:font-name="Verdana" fo:color="#000000"/>
    </style:style>
    <style:style style:name="T385" style:parent-style-name="VarsayılanParagrafYazıTipi" style:family="text">
      <style:text-properties style:font-name="Verdana" style:font-name-complex="Times New Roman" fo:color="#000000"/>
    </style:style>
    <style:style style:name="T386" style:parent-style-name="VarsayılanParagrafYazıTipi" style:family="text">
      <style:text-properties style:font-name="Verdana" fo:color="#000000"/>
    </style:style>
    <style:style style:name="T387" style:parent-style-name="VarsayılanParagrafYazıTipi" style:family="text">
      <style:text-properties style:font-name="Verdana" style:font-name-complex="Times New Roman" fo:color="#000000"/>
    </style:style>
    <style:style style:name="T388" style:parent-style-name="VarsayılanParagrafYazıTipi" style:family="text">
      <style:text-properties style:font-name="Verdana" fo:color="#000000"/>
    </style:style>
    <style:style style:name="T389" style:parent-style-name="VarsayılanParagrafYazıTipi" style:family="text">
      <style:text-properties style:font-name="Verdana" style:font-name-complex="Times New Roman" fo:color="#000000"/>
    </style:style>
    <style:style style:name="T390" style:parent-style-name="VarsayılanParagrafYazıTipi" style:family="text">
      <style:text-properties style:font-name="Verdana" style:font-name-complex="Times New Roman" fo:color="#000000"/>
    </style:style>
    <style:style style:name="T391" style:parent-style-name="VarsayılanParagrafYazıTipi" style:family="text">
      <style:text-properties style:font-name="Verdana" fo:color="#000000"/>
    </style:style>
    <style:style style:name="T392" style:parent-style-name="VarsayılanParagrafYazıTipi" style:family="text">
      <style:text-properties style:font-name="Verdana" style:font-name-complex="Times New Roman" fo:color="#000000"/>
    </style:style>
    <style:style style:name="T393" style:parent-style-name="VarsayılanParagrafYazıTipi" style:family="text">
      <style:text-properties style:font-name="Verdana" fo:color="#000000"/>
    </style:style>
    <style:style style:name="T394" style:parent-style-name="VarsayılanParagrafYazıTipi" style:family="text">
      <style:text-properties style:font-name="Verdana" style:font-name-complex="Times New Roman" fo:color="#000000"/>
    </style:style>
    <style:style style:name="T395" style:parent-style-name="VarsayılanParagrafYazıTipi" style:family="text">
      <style:text-properties style:font-name="Verdana" fo:color="#000000"/>
    </style:style>
    <style:style style:name="T396" style:parent-style-name="VarsayılanParagrafYazıTipi" style:family="text">
      <style:text-properties style:font-name="Verdana" style:font-name-complex="Times New Roman" fo:color="#000000"/>
    </style:style>
    <style:style style:name="P397" style:parent-style-name="Standard" style:family="paragraph">
      <style:text-properties style:font-name="Verdana" style:font-name-complex="Times New Roman" fo:color="#000000"/>
    </style:style>
    <style:style style:name="T398" style:parent-style-name="fontstyle01" style:family="text">
      <style:text-properties style:font-name="Verdana" style:font-name-asian="Noto Serif CJK SC" fo:font-size="12pt" style:font-size-asian="12pt" style:font-size-complex="12pt"/>
    </style:style>
    <style:style style:name="T399" style:parent-style-name="fontstyle01" style:family="text">
      <style:text-properties style:font-name="Verdana" style:font-name-asian="Noto Serif CJK SC" fo:font-size="12pt" style:font-size-asian="12pt" style:font-size-complex="12pt"/>
    </style:style>
    <style:style style:name="T400" style:parent-style-name="fontstyle01" style:family="text">
      <style:text-properties style:font-name="Verdana" style:font-name-asian="Noto Serif CJK SC" fo:font-size="12pt" style:font-size-asian="12pt" style:font-size-complex="12pt"/>
    </style:style>
    <style:style style:name="T401" style:parent-style-name="VarsayılanParagrafYazıTipi" style:family="text">
      <style:text-properties style:font-name="Verdana" fo:font-weight="bold" style:font-weight-asian="bold" style:font-weight-complex="bold" fo:color="#000000"/>
    </style:style>
    <style:style style:name="T402" style:parent-style-name="fontstyle21" style:family="text">
      <style:text-properties style:font-name="Verdana" style:font-name-asian="Noto Serif CJK SC" fo:font-size="12pt" style:font-size-asian="12pt" style:font-size-complex="12pt"/>
    </style:style>
    <style:style style:name="T403" style:parent-style-name="VarsayılanParagrafYazıTipi" style:family="text">
      <style:text-properties style:font-name="Verdana" fo:color="#000000"/>
    </style:style>
    <style:style style:name="T404" style:parent-style-name="fontstyle21" style:family="text">
      <style:text-properties style:font-name="Verdana" style:font-name-asian="Noto Serif CJK SC" fo:font-size="12pt" style:font-size-asian="12pt" style:font-size-complex="12pt"/>
    </style:style>
    <style:style style:name="T405" style:parent-style-name="VarsayılanParagrafYazıTipi" style:family="text">
      <style:text-properties style:font-name="Verdana" fo:color="#000000"/>
    </style:style>
    <style:style style:name="T406" style:parent-style-name="fontstyle21" style:family="text">
      <style:text-properties style:font-name="Verdana" style:font-name-asian="Noto Serif CJK SC" fo:font-size="12pt" style:font-size-asian="12pt" style:font-size-complex="12pt"/>
    </style:style>
    <style:style style:name="T407" style:parent-style-name="VarsayılanParagrafYazıTipi" style:family="text">
      <style:text-properties style:font-name="Verdana" fo:color="#000000"/>
    </style:style>
    <style:style style:name="T408" style:parent-style-name="fontstyle21" style:family="text">
      <style:text-properties style:font-name="Verdana" style:font-name-asian="Noto Serif CJK SC" fo:font-size="12pt" style:font-size-asian="12pt" style:font-size-complex="12pt"/>
    </style:style>
    <style:style style:name="T409" style:parent-style-name="fontstyle21" style:family="text">
      <style:text-properties style:font-name="Verdana" style:font-name-asian="Noto Serif CJK SC" fo:font-size="12pt" style:font-size-asian="12pt" style:font-size-complex="12pt"/>
    </style:style>
    <style:style style:name="T410" style:parent-style-name="VarsayılanParagrafYazıTipi" style:family="text">
      <style:text-properties style:font-name="Verdana" fo:color="#000000"/>
    </style:style>
    <style:style style:name="T411" style:parent-style-name="fontstyle21" style:family="text">
      <style:text-properties style:font-name="Verdana" style:font-name-asian="Noto Serif CJK SC" fo:font-size="12pt" style:font-size-asian="12pt" style:font-size-complex="12pt"/>
    </style:style>
    <style:style style:name="P412" style:parent-style-name="Standard" style:family="paragraph">
      <style:text-properties style:font-name="Verdana" style:font-name-complex="Times New Roman" fo:color="#000000"/>
    </style:style>
    <style:style style:name="T413" style:parent-style-name="VarsayılanParagrafYazıTipi" style:family="text">
      <style:text-properties style:font-name="Verdana" style:font-name-complex="Times New Roman" fo:color="#000000"/>
    </style:style>
    <style:style style:name="T414" style:parent-style-name="VarsayılanParagrafYazıTipi" style:family="text">
      <style:text-properties style:font-name="Verdana" fo:color="#000000"/>
    </style:style>
    <style:style style:name="T415" style:parent-style-name="VarsayılanParagrafYazıTipi" style:family="text">
      <style:text-properties style:font-name="Verdana" style:font-name-complex="Times New Roman" fo:color="#000000"/>
    </style:style>
    <style:style style:name="T416" style:parent-style-name="VarsayılanParagrafYazıTipi" style:family="text">
      <style:text-properties style:font-name="Verdana" style:font-name-complex="Times New Roman" fo:color="#000000"/>
    </style:style>
    <style:style style:name="T417" style:parent-style-name="VarsayılanParagrafYazıTipi" style:family="text">
      <style:text-properties style:font-name="Verdana" fo:color="#000000"/>
    </style:style>
    <style:style style:name="T418" style:parent-style-name="VarsayılanParagrafYazıTipi" style:family="text">
      <style:text-properties style:font-name="Verdana" style:font-name-complex="Times New Roman" fo:color="#000000"/>
    </style:style>
    <style:style style:name="T419" style:parent-style-name="VarsayılanParagrafYazıTipi" style:family="text">
      <style:text-properties style:font-name="Verdana" fo:color="#000000"/>
    </style:style>
    <style:style style:name="T420" style:parent-style-name="VarsayılanParagrafYazıTipi" style:family="text">
      <style:text-properties style:font-name="Verdana" style:font-name-complex="Times New Roman" fo:color="#000000"/>
    </style:style>
    <style:style style:name="T421" style:parent-style-name="VarsayılanParagrafYazıTipi" style:family="text">
      <style:text-properties style:font-name="Verdana" fo:color="#000000"/>
    </style:style>
    <style:style style:name="T422" style:parent-style-name="VarsayılanParagrafYazıTipi" style:family="text">
      <style:text-properties style:font-name="Verdana" style:font-name-complex="Times New Roman" fo:color="#000000"/>
    </style:style>
    <style:style style:name="T423" style:parent-style-name="VarsayılanParagrafYazıTipi" style:family="text">
      <style:text-properties style:font-name="Verdana" style:font-name-complex="Times New Roman" fo:color="#000000"/>
    </style:style>
    <style:style style:name="T424" style:parent-style-name="VarsayılanParagrafYazıTipi" style:family="text">
      <style:text-properties style:font-name="Verdana" fo:color="#000000"/>
    </style:style>
    <style:style style:name="T425" style:parent-style-name="VarsayılanParagrafYazıTipi" style:family="text">
      <style:text-properties style:font-name="Verdana" style:font-name-complex="Times New Roman" fo:color="#000000"/>
    </style:style>
    <style:style style:name="T426" style:parent-style-name="VarsayılanParagrafYazıTipi" style:family="text">
      <style:text-properties style:font-name="Verdana" style:font-name-complex="Times New Roman" fo:color="#000000"/>
    </style:style>
    <style:style style:name="T427" style:parent-style-name="VarsayılanParagrafYazıTipi" style:family="text">
      <style:text-properties style:font-name="Verdana" fo:color="#000000"/>
    </style:style>
    <style:style style:name="T428" style:parent-style-name="VarsayılanParagrafYazıTipi" style:family="text">
      <style:text-properties style:font-name="Verdana" style:font-name-complex="Times New Roman" fo:color="#000000"/>
    </style:style>
    <style:style style:name="P429" style:parent-style-name="Standard" style:family="paragraph">
      <style:text-properties style:font-name="Verdana" style:font-name-complex="Times New Roman" fo:color="#000000"/>
    </style:style>
    <style:style style:name="T430" style:parent-style-name="VarsayılanParagrafYazıTipi" style:family="text">
      <style:text-properties style:font-name="Verdana" style:font-name-complex="Times New Roman" fo:color="#000000"/>
    </style:style>
    <style:style style:name="T431" style:parent-style-name="VarsayılanParagrafYazıTipi" style:family="text">
      <style:text-properties style:font-name="Verdana" fo:color="#000000"/>
    </style:style>
    <style:style style:name="T432" style:parent-style-name="VarsayılanParagrafYazıTipi" style:family="text">
      <style:text-properties style:font-name="Verdana" style:font-name-complex="Times New Roman" fo:color="#000000"/>
    </style:style>
    <style:style style:name="T433" style:parent-style-name="VarsayılanParagrafYazıTipi" style:family="text">
      <style:text-properties style:font-name="Verdana" fo:color="#000000"/>
    </style:style>
    <style:style style:name="T434" style:parent-style-name="VarsayılanParagrafYazıTipi" style:family="text">
      <style:text-properties style:font-name="Verdana" style:font-name-complex="Times New Roman" fo:color="#000000"/>
    </style:style>
    <style:style style:name="T435" style:parent-style-name="VarsayılanParagrafYazıTipi" style:family="text">
      <style:text-properties style:font-name="Verdana" fo:color="#000000"/>
    </style:style>
    <style:style style:name="T436" style:parent-style-name="VarsayılanParagrafYazıTipi" style:family="text">
      <style:text-properties style:font-name="Verdana" style:font-name-complex="Times New Roman" fo:color="#000000"/>
    </style:style>
    <style:style style:name="T437" style:parent-style-name="VarsayılanParagrafYazıTipi" style:family="text">
      <style:text-properties style:font-name="Verdana" style:font-name-complex="Times New Roman" fo:color="#000000"/>
    </style:style>
    <style:style style:name="T438" style:parent-style-name="VarsayılanParagrafYazıTipi" style:family="text">
      <style:text-properties style:font-name="Verdana" fo:color="#000000"/>
    </style:style>
    <style:style style:name="T439" style:parent-style-name="VarsayılanParagrafYazıTipi" style:family="text">
      <style:text-properties style:font-name="Verdana" style:font-name-complex="Times New Roman" fo:color="#000000"/>
    </style:style>
    <style:style style:name="T440" style:parent-style-name="VarsayılanParagrafYazıTipi" style:family="text">
      <style:text-properties style:font-name="Verdana" fo:color="#000000"/>
    </style:style>
    <style:style style:name="T441" style:parent-style-name="VarsayılanParagrafYazıTipi" style:family="text">
      <style:text-properties style:font-name="Verdana" style:font-name-complex="Times New Roman" fo:color="#000000"/>
    </style:style>
    <style:style style:name="T442" style:parent-style-name="VarsayılanParagrafYazıTipi" style:family="text">
      <style:text-properties style:font-name="Verdana" style:font-name-complex="Times New Roman" fo:color="#000000"/>
    </style:style>
    <style:style style:name="T443" style:parent-style-name="VarsayılanParagrafYazıTipi" style:family="text">
      <style:text-properties style:font-name="Verdana" fo:color="#000000"/>
    </style:style>
    <style:style style:name="T444" style:parent-style-name="VarsayılanParagrafYazıTipi" style:family="text">
      <style:text-properties style:font-name="Verdana" style:font-name-complex="Times New Roman" fo:color="#000000"/>
    </style:style>
    <style:style style:name="P445" style:parent-style-name="Standard" style:family="paragraph">
      <style:text-properties style:font-name="Verdana" style:font-name-complex="Times New Roman" fo:color="#000000"/>
    </style:style>
    <style:style style:name="T446" style:parent-style-name="VarsayılanParagrafYazıTipi" style:family="text">
      <style:text-properties style:font-name="Verdana" style:font-name-complex="Times New Roman" fo:color="#000000"/>
    </style:style>
    <style:style style:name="T447" style:parent-style-name="VarsayılanParagrafYazıTipi" style:family="text">
      <style:text-properties style:font-name="Verdana" fo:color="#000000"/>
    </style:style>
    <style:style style:name="T448" style:parent-style-name="VarsayılanParagrafYazıTipi" style:family="text">
      <style:text-properties style:font-name="Verdana" style:font-name-complex="Times New Roman" fo:color="#000000"/>
    </style:style>
    <style:style style:name="T449" style:parent-style-name="VarsayılanParagrafYazıTipi" style:family="text">
      <style:text-properties style:font-name="Verdana" fo:color="#000000"/>
    </style:style>
    <style:style style:name="T450" style:parent-style-name="VarsayılanParagrafYazıTipi" style:family="text">
      <style:text-properties style:font-name="Verdana" style:font-name-complex="Times New Roman" fo:color="#000000"/>
    </style:style>
    <style:style style:name="T451" style:parent-style-name="VarsayılanParagrafYazıTipi" style:family="text">
      <style:text-properties style:font-name="Verdana" style:font-name-complex="Times New Roman" fo:color="#000000"/>
    </style:style>
    <style:style style:name="T452" style:parent-style-name="VarsayılanParagrafYazıTipi" style:family="text">
      <style:text-properties style:font-name="Verdana" fo:color="#000000"/>
    </style:style>
    <style:style style:name="T453" style:parent-style-name="VarsayılanParagrafYazıTipi" style:family="text">
      <style:text-properties style:font-name="Verdana" style:font-name-complex="Times New Roman" fo:color="#000000"/>
    </style:style>
    <style:style style:name="T454" style:parent-style-name="VarsayılanParagrafYazıTipi" style:family="text">
      <style:text-properties style:font-name="Verdana" fo:color="#000000"/>
    </style:style>
    <style:style style:name="T455" style:parent-style-name="VarsayılanParagrafYazıTipi" style:family="text">
      <style:text-properties style:font-name="Verdana" style:font-name-complex="Times New Roman" fo:color="#000000"/>
    </style:style>
    <style:style style:name="T456" style:parent-style-name="VarsayılanParagrafYazıTipi" style:family="text">
      <style:text-properties style:font-name="Verdana" style:font-name-complex="Times New Roman" fo:color="#000000"/>
    </style:style>
    <style:style style:name="T457" style:parent-style-name="VarsayılanParagrafYazıTipi" style:family="text">
      <style:text-properties style:font-name="Verdana" fo:color="#000000"/>
    </style:style>
    <style:style style:name="T458" style:parent-style-name="VarsayılanParagrafYazıTipi" style:family="text">
      <style:text-properties style:font-name="Verdana" style:font-name-complex="Times New Roman" fo:color="#000000"/>
    </style:style>
    <style:style style:name="P459" style:parent-style-name="Standard" style:family="paragraph">
      <style:text-properties style:font-name="Verdana" style:font-name-complex="Times New Roman" fo:color="#000000"/>
    </style:style>
    <style:style style:name="P460" style:parent-style-name="Standard" style:family="paragraph">
      <style:text-properties style:font-name="Verdana" style:font-name-complex="Times New Roman" fo:color="#000000"/>
    </style:style>
    <style:style style:name="P461" style:parent-style-name="Standard" style:family="paragraph">
      <style:text-properties style:font-name="Verdana" style:font-name-complex="Times New Roman" fo:color="#000000"/>
    </style:style>
    <style:style style:name="P462" style:parent-style-name="Standard" style:family="paragraph">
      <style:text-properties style:font-name="Verdana"/>
    </style:style>
    <style:style style:name="P463" style:parent-style-name="Standard" style:family="paragraph">
      <style:text-properties style:font-name="Verdana"/>
    </style:style>
    <style:style style:name="T464" style:parent-style-name="Güçlü" style:family="text">
      <style:text-properties style:font-name="Verdana"/>
    </style:style>
    <style:style style:name="P465" style:parent-style-name="Standard" style:family="paragraph">
      <style:text-properties style:font-name="Verdana"/>
    </style:style>
    <style:style style:name="P466" style:parent-style-name="Standard" style:family="paragraph">
      <style:text-properties style:font-name="Verdana" fo:font-weight="bold" style:font-weight-asian="bold" style:font-weight-complex="bold"/>
    </style:style>
    <style:style style:name="T467" style:parent-style-name="VarsayılanParagrafYazıTipi" style:family="text">
      <style:text-properties style:font-name="Verdana" fo:font-weight="bold" style:font-weight-asian="bold" style:font-weight-complex="bold"/>
    </style:style>
    <style:style style:name="P468" style:parent-style-name="Standard" style:family="paragraph">
      <style:text-properties style:font-name="Verdana"/>
    </style:style>
    <style:style style:name="T469" style:parent-style-name="VarsayılanParagrafYazıTipi" style:family="text">
      <style:text-properties style:font-name="Verdana"/>
    </style:style>
    <style:style style:name="T470" style:parent-style-name="VarsayılanParagrafYazıTipi" style:family="text">
      <style:text-properties style:font-name="Verdana"/>
    </style:style>
    <style:style style:name="P471" style:parent-style-name="Standard" style:family="paragraph">
      <style:text-properties style:font-name="Verdana" style:font-name-complex="Times New Roman" fo:color="#000000"/>
    </style:style>
    <style:style style:name="T472" style:parent-style-name="VarsayılanParagrafYazıTipi" style:family="text">
      <style:text-properties style:font-name="Verdana" fo:font-weight="bold" style:font-weight-asian="bold" style:font-weight-complex="bold"/>
    </style:style>
    <style:style style:name="T473" style:parent-style-name="VarsayılanParagrafYazıTipi" style:family="text">
      <style:text-properties style:font-name="Verdana"/>
    </style:style>
    <style:style style:name="P474" style:parent-style-name="Standard" style:family="paragraph">
      <style:text-properties style:font-name="Verdana" style:font-name-complex="Times New Roman" fo:color="#000000"/>
    </style:style>
    <style:style style:name="P475" style:parent-style-name="Standard" style:family="paragraph">
      <style:text-properties style:font-name="Verdana" style:font-name-complex="Times New Roman" fo:color="#000000"/>
    </style:style>
    <style:style style:name="T476" style:parent-style-name="VarsayılanParagrafYazıTipi" style:family="text">
      <style:text-properties style:font-name="Verdana"/>
    </style:style>
    <style:style style:name="T477" style:parent-style-name="VarsayılanParagrafYazıTipi" style:family="text">
      <style:text-properties style:font-name="Verdana"/>
    </style:style>
    <style:style style:name="T478" style:parent-style-name="VarsayılanParagrafYazıTipi" style:family="text">
      <style:text-properties style:font-name="Verdana"/>
    </style:style>
    <style:style style:name="P479" style:parent-style-name="Standard" style:family="paragraph">
      <style:text-properties style:font-name="Verdana" style:font-name-complex="Times New Roman" fo:color="#000000"/>
    </style:style>
    <style:style style:name="T480" style:parent-style-name="VarsayılanParagrafYazıTipi" style:family="text">
      <style:text-properties style:font-name="Verdana" fo:font-weight="bold" style:font-weight-asian="bold" style:font-weight-complex="bold"/>
    </style:style>
    <style:style style:name="P481" style:parent-style-name="Standard" style:family="paragraph">
      <style:text-properties style:font-name="Verdana" style:font-name-complex="Times New Roman" fo:color="#000000"/>
    </style:style>
    <style:style style:name="T482" style:parent-style-name="VarsayılanParagrafYazıTipi" style:family="text">
      <style:text-properties style:font-name="Verdana" fo:font-weight="bold" style:font-weight-asian="bold" style:font-weight-complex="bold"/>
    </style:style>
    <style:style style:name="P483" style:parent-style-name="Standard" style:family="paragraph">
      <style:text-properties style:font-name="Verdana"/>
    </style:style>
    <style:style style:name="P484" style:parent-style-name="Standard" style:family="paragraph">
      <style:text-properties style:font-name="Verdana"/>
    </style:style>
    <style:style style:name="P485" style:parent-style-name="Normal" style:family="paragraph">
      <style:paragraph-properties fo:text-align="justify" style:vertical-align="auto" fo:text-indent="-0.25in"/>
      <style:text-properties fo:hyphenate="true"/>
    </style:style>
    <style:style style:name="T48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487" style:parent-style-name="Normal" style:family="paragraph">
      <style:paragraph-properties style:vertical-align="auto"/>
      <style:text-properties fo:hyphenate="true"/>
    </style:style>
    <style:style style:name="T48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489" style:parent-style-name="Normal" style:family="paragraph">
      <style:paragraph-properties style:vertical-align="auto"/>
      <style:text-properties fo:hyphenate="true"/>
    </style:style>
    <style:style style:name="T49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49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492" style:parent-style-name="VarsayılanParagrafYazıTipi" style:family="text">
      <style:text-properties style:font-name="Verdana"/>
    </style:style>
    <style:style style:name="P493" style:parent-style-name="Standard" style:family="paragraph">
      <style:text-properties style:font-name="Verdana"/>
    </style:style>
    <style:style style:name="P494" style:parent-style-name="Normal" style:family="paragraph">
      <style:paragraph-properties fo:text-align="justify" style:vertical-align="auto" fo:text-indent="-0.25in"/>
      <style:text-properties fo:hyphenate="true"/>
    </style:style>
    <style:style style:name="T49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496" style:parent-style-name="Normal" style:family="paragraph">
      <style:paragraph-properties style:vertical-align="auto"/>
      <style:text-properties fo:hyphenate="true"/>
    </style:style>
    <style:style style:name="T49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498" style:parent-style-name="Normal" style:family="paragraph">
      <style:paragraph-properties style:vertical-align="auto"/>
      <style:text-properties fo:hyphenate="true"/>
    </style:style>
    <style:style style:name="T49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00"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01"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02"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03" style:parent-style-name="Normal" style:family="paragraph">
      <style:paragraph-properties style:vertical-align="auto"/>
      <style:text-properties fo:hyphenate="true"/>
    </style:style>
    <style:style style:name="T50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05"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06"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07" style:parent-style-name="Normal" style:family="paragraph">
      <style:paragraph-properties style:vertical-align="auto"/>
      <style:text-properties fo:hyphenate="true"/>
    </style:style>
    <style:style style:name="T50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0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10"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11" style:parent-style-name="Normal" style:family="paragraph">
      <style:paragraph-properties style:vertical-align="auto"/>
      <style:text-properties fo:hyphenate="true"/>
    </style:style>
    <style:style style:name="T51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13" style:parent-style-name="Normal" style:family="paragraph">
      <style:paragraph-properties style:vertical-align="auto"/>
      <style:text-properties fo:hyphenate="true"/>
    </style:style>
    <style:style style:name="T51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1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1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17" style:parent-style-name="Standard" style:family="paragraph">
      <style:text-properties style:font-name="Verdana"/>
    </style:style>
    <style:style style:name="P518" style:parent-style-name="Normal" style:family="paragraph">
      <style:paragraph-properties fo:text-align="justify" style:vertical-align="auto" fo:text-indent="-0.2756in"/>
      <style:text-properties fo:hyphenate="true"/>
    </style:style>
    <style:style style:name="T51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2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21" style:parent-style-name="Normal" style:family="paragraph">
      <style:paragraph-properties style:vertical-align="auto"/>
      <style:text-properties fo:hyphenate="true"/>
    </style:style>
    <style:style style:name="P522" style:parent-style-name="Normal" style:family="paragraph">
      <style:paragraph-properties style:vertical-align="auto"/>
      <style:text-properties fo:hyphenate="true"/>
    </style:style>
    <style:style style:name="T52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24" style:parent-style-name="Normal" style:family="paragraph">
      <style:paragraph-properties style:vertical-align="auto"/>
      <style:text-properties fo:hyphenate="true"/>
    </style:style>
    <style:style style:name="T52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26" style:parent-style-name="Normal" style:family="paragraph">
      <style:paragraph-properties style:vertical-align="auto"/>
      <style:text-properties fo:hyphenate="true"/>
    </style:style>
    <style:style style:name="T52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2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29" style:parent-style-name="Normal" style:family="paragraph">
      <style:paragraph-properties style:vertical-align="auto"/>
      <style:text-properties fo:hyphenate="true"/>
    </style:style>
    <style:style style:name="T53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31" style:parent-style-name="Normal" style:family="paragraph">
      <style:paragraph-properties style:text-autospace="none" fo:text-align="justify" style:vertical-align="auto"/>
      <style:text-properties fo:hyphenate="true"/>
    </style:style>
    <style:style style:name="T53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33"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34"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3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3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37" style:parent-style-name="Normal" style:family="paragraph">
      <style:paragraph-properties style:vertical-align="auto"/>
      <style:text-properties fo:hyphenate="true"/>
    </style:style>
    <style:style style:name="T53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39" style:parent-style-name="Normal" style:family="paragraph">
      <style:paragraph-properties style:vertical-align="auto"/>
      <style:text-properties fo:hyphenate="true"/>
    </style:style>
    <style:style style:name="T54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41"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4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4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4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4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46" style:parent-style-name="Normal" style:family="paragraph">
      <style:paragraph-properties style:vertical-align="auto"/>
      <style:text-properties fo:hyphenate="true"/>
    </style:style>
    <style:style style:name="T54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48" style:parent-style-name="Normal" style:family="paragraph">
      <style:paragraph-properties style:vertical-align="auto"/>
      <style:text-properties fo:hyphenate="true"/>
    </style:style>
    <style:style style:name="T54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50" style:parent-style-name="Normal" style:family="paragraph">
      <style:paragraph-properties style:vertical-align="auto"/>
      <style:text-properties fo:hyphenate="true"/>
    </style:style>
    <style:style style:name="T55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52" style:parent-style-name="Normal" style:family="paragraph">
      <style:paragraph-properties style:vertical-align="auto" fo:text-indent="-0.25in"/>
      <style:text-properties fo:hyphenate="true"/>
    </style:style>
    <style:style style:name="T55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54" style:parent-style-name="Normal" style:family="paragraph">
      <style:paragraph-properties style:vertical-align="auto"/>
      <style:text-properties fo:hyphenate="true"/>
    </style:style>
    <style:style style:name="T55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56" style:parent-style-name="Normal" style:family="paragraph">
      <style:paragraph-properties style:vertical-align="auto"/>
      <style:text-properties fo:hyphenate="true"/>
    </style:style>
    <style:style style:name="T55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5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59" style:parent-style-name="Normal" style:family="paragraph">
      <style:paragraph-properties style:vertical-align="auto"/>
      <style:text-properties fo:hyphenate="true"/>
    </style:style>
    <style:style style:name="T56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61" style:parent-style-name="Normal" style:family="paragraph">
      <style:paragraph-properties style:vertical-align="auto"/>
      <style:text-properties fo:hyphenate="true"/>
    </style:style>
    <style:style style:name="T56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6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64" style:parent-style-name="Normal" style:family="paragraph">
      <style:paragraph-properties style:text-autospace="none" fo:text-align="justify" style:vertical-align="auto"/>
      <style:text-properties fo:hyphenate="true"/>
    </style:style>
    <style:style style:name="T56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66" style:parent-style-name="Normal" style:family="paragraph">
      <style:paragraph-properties style:vertical-align="auto" fo:text-indent="-0.25in"/>
      <style:text-properties fo:hyphenate="true"/>
    </style:style>
    <style:style style:name="T56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6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69" style:parent-style-name="Normal" style:family="paragraph">
      <style:paragraph-properties style:vertical-align="auto"/>
      <style:text-properties fo:hyphenate="true"/>
    </style:style>
    <style:style style:name="T57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1" style:parent-style-name="Normal" style:family="paragraph">
      <style:paragraph-properties style:vertical-align="auto"/>
      <style:text-properties fo:hyphenate="true"/>
    </style:style>
    <style:style style:name="T57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7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4" style:parent-style-name="Normal" style:family="paragraph">
      <style:paragraph-properties style:vertical-align="auto"/>
      <style:text-properties fo:hyphenate="true"/>
    </style:style>
    <style:style style:name="T57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6" style:parent-style-name="Normal" style:family="paragraph">
      <style:paragraph-properties style:vertical-align="auto"/>
      <style:text-properties fo:hyphenate="true"/>
    </style:style>
    <style:style style:name="T57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7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7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0" style:parent-style-name="Normal" style:family="paragraph">
      <style:paragraph-properties style:vertical-align="auto"/>
      <style:text-properties fo:hyphenate="true"/>
    </style:style>
    <style:style style:name="T58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2" style:parent-style-name="Normal" style:family="paragraph">
      <style:paragraph-properties style:vertical-align="auto" fo:text-indent="-0.25in"/>
      <style:text-properties fo:hyphenate="true"/>
    </style:style>
    <style:style style:name="T58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8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85" style:parent-style-name="Normal" style:family="paragraph">
      <style:paragraph-properties style:vertical-align="auto"/>
      <style:text-properties fo:hyphenate="true"/>
    </style:style>
    <style:style style:name="T58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7" style:parent-style-name="Normal" style:family="paragraph">
      <style:paragraph-properties style:vertical-align="auto"/>
      <style:text-properties fo:hyphenate="true"/>
    </style:style>
    <style:style style:name="T58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8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0" style:parent-style-name="Normal" style:family="paragraph">
      <style:paragraph-properties style:vertical-align="auto"/>
      <style:text-properties fo:hyphenate="true"/>
    </style:style>
    <style:style style:name="T59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2" style:parent-style-name="Normal" style:family="paragraph">
      <style:paragraph-properties style:vertical-align="auto"/>
      <style:text-properties fo:hyphenate="true"/>
    </style:style>
    <style:style style:name="T59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94"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9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9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7" style:parent-style-name="Normal" style:family="paragraph">
      <style:paragraph-properties style:vertical-align="auto"/>
      <style:text-properties fo:hyphenate="true"/>
    </style:style>
    <style:style style:name="T59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9" style:parent-style-name="Normal" style:family="paragraph">
      <style:paragraph-properties style:vertical-align="auto" fo:text-indent="-0.25in"/>
      <style:text-properties fo:hyphenate="true"/>
    </style:style>
    <style:style style:name="T60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01" style:parent-style-name="Normal" style:family="paragraph">
      <style:paragraph-properties style:vertical-align="auto"/>
      <style:text-properties fo:hyphenate="true"/>
    </style:style>
    <style:style style:name="T60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03" style:parent-style-name="Normal" style:family="paragraph">
      <style:paragraph-properties style:vertical-align="auto"/>
      <style:text-properties fo:hyphenate="true"/>
    </style:style>
    <style:style style:name="T60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0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0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0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0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0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1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1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12" style:parent-style-name="Normal" style:family="paragraph">
      <style:paragraph-properties style:vertical-align="auto"/>
      <style:text-properties fo:hyphenate="true"/>
    </style:style>
    <style:style style:name="T61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14" style:parent-style-name="Normal" style:family="paragraph">
      <style:paragraph-properties fo:text-align="justify" style:vertical-align="auto" fo:text-indent="-0.2756in"/>
      <style:text-properties fo:hyphenate="true"/>
    </style:style>
    <style:style style:name="T61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16" style:parent-style-name="Normal" style:family="paragraph">
      <style:paragraph-properties style:vertical-align="auto"/>
      <style:text-properties fo:hyphenate="true"/>
    </style:style>
    <style:style style:name="T61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18" style:parent-style-name="Normal" style:family="paragraph">
      <style:paragraph-properties style:vertical-align="auto"/>
      <style:text-properties fo:hyphenate="true"/>
    </style:style>
    <style:style style:name="T61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21" style:parent-style-name="Normal" style:family="paragraph">
      <style:paragraph-properties style:vertical-align="auto"/>
      <style:text-properties fo:hyphenate="true"/>
    </style:style>
    <style:style style:name="T62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23" style:parent-style-name="Normal" style:family="paragraph">
      <style:paragraph-properties style:vertical-align="auto"/>
      <style:text-properties fo:hyphenate="true"/>
    </style:style>
    <style:style style:name="T62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27" style:parent-style-name="Normal" style:family="paragraph">
      <style:paragraph-properties style:vertical-align="auto"/>
      <style:text-properties fo:hyphenate="true"/>
    </style:style>
    <style:style style:name="T62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29" style:parent-style-name="Normal" style:family="paragraph">
      <style:paragraph-properties style:vertical-align="auto"/>
      <style:text-properties fo:hyphenate="true"/>
    </style:style>
    <style:style style:name="T63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31" style:parent-style-name="Normal" style:family="paragraph">
      <style:paragraph-properties style:vertical-align="auto"/>
      <style:text-properties fo:hyphenate="true"/>
    </style:style>
    <style:style style:name="T63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3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34" style:parent-style-name="Normal" style:family="paragraph">
      <style:paragraph-properties style:vertical-align="auto"/>
      <style:text-properties fo:hyphenate="true"/>
    </style:style>
    <style:style style:name="T63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36" style:parent-style-name="Normal" style:family="paragraph">
      <style:paragraph-properties style:vertical-align="auto"/>
      <style:text-properties fo:hyphenate="true"/>
    </style:style>
    <style:style style:name="T63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38" style:parent-style-name="Normal" style:family="paragraph">
      <style:paragraph-properties style:vertical-align="auto"/>
      <style:text-properties fo:hyphenate="true"/>
    </style:style>
    <style:style style:name="T63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4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41" style:parent-style-name="Normal" style:family="paragraph">
      <style:paragraph-properties style:vertical-align="auto"/>
      <style:text-properties fo:hyphenate="true"/>
    </style:style>
    <style:style style:name="T64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43" style:parent-style-name="Standard" style:family="paragraph">
      <style:text-properties style:font-name="Verdana"/>
    </style:style>
  </office:automatic-styles>
  <office:body>
    <office:text text:use-soft-page-breaks="true">
      <text:p text:style-name="P1"/>
      <text:p text:style-name="P2"><text:span text:style-name="T3">ARSA PAYI KARŞILIĞI KAT YAPIMI</text:span><text:span text:style-name="T4"><text:s/>SÖZLEŞMESİ</text:span></text:p>
      <text:p text:style-name="P5"/>
      <text:p text:style-name="P6"/>
      <text:list text:style-name="LFO1" text:continue-numbering="true">
        <text:list-item>
          <text:p text:style-name="P7"><text:span text:style-name="T8">SÖZLEŞME</text:span></text:p>
          <text:list text:continue-numbering="true">
            <text:list-item>
              <text:p text:style-name="P9"><text:span text:style-name="T10"><text:tab/>SÖZLEŞMENİN AMACI</text:span></text:p>
            </text:list-item>
          </text:list>
        </text:list-item>
      </text:list>
      <text:p text:style-name="Standard"><text:span text:style-name="T11">İşbu sözleşme ile YÜKLENİCİ, sözleşme şartlarına uygun olarak, ARSA SAHİBİne arsa üzerine, arsa sahibine kat mülkiyetine çevrilebilecek bağımsız bölümler yapmayı taahhüt etmektedir. Sözleşme ile amaçlanan, sadece<text:s/></text:span><text:span text:style-name="T12">arsa sahibine ait bölümlere ilişkin dairelerin yapılması değil, yüklenicinin ücretine karşılık olarak aldığı arsa paylarına bağlı bölümlerin de tamamlanıp bütünlük taşıyan ana yapının ortaya çıkarılmasıdır.</text:span></text:p>
      <text:list text:style-name="LFO1" text:continue-numbering="true">
        <text:list-item>
          <text:list>
            <text:list-item>
              <text:p text:style-name="P13"><text:span text:style-name="T14">SÖZLEŞMENİN DEĞERİ</text:span><text:span text:style-name="T15"><text:tab/></text:span></text:p>
            </text:list-item>
          </text:list>
        </text:list-item>
      </text:list>
      <text:p text:style-name="Standard"><text:span text:style-name="T16">Sözleşmenin değeri 1 TL’dir.</text:span></text:p>
      <text:list text:style-name="LFO1" text:continue-numbering="true">
        <text:list-item>
          <text:list>
            <text:list-item>
              <text:p text:style-name="P17"><text:span text:style-name="T18">SÖZLEŞMENİN GEÇERLİLİĞİ</text:span></text:p>
            </text:list-item>
          </text:list>
        </text:list-item>
      </text:list>
      <text:p text:style-name="Standard"><text:span text:style-name="T19">İşbu sözleşme inşaat projesinin, ilgili kurumlar tarafından onaylanması ve kat irtifakının kurulması ile geçerlilik kazanır. İnşaat projesinin onaylanmaması durumunda, ARSA SAHİBİnin<text:s/></text:span><text:span text:style-name="T20">KİRA</text:span><text:span text:style-name="T21"><text:s/>hakları saklı kalmak kaydı ile taraflar birb</text:span><text:span text:style-name="T22">irlerinden herhangi bir hak talep edemez. YÜKLENİCİ, işbu sözleşme ile, arsa üzerine yapılacak yapıların, imar yönetmelikleri ve ilgili kanunlara aykırı bir durumu olmadığını araştırmış, yapıların yapılmasında herhangi bir mevzuatın engel teşkil etmediğini</text:span><text:span text:style-name="T23"><text:s/>belirlemiş ve kabul etmiştir. Yüklenicinin kat irtifakı kurulması dönemine kadar yapmış olduğu tüm harcamalar kendisine aittir ve kat irtifakı kurulamamsı durumunda, ARSA SAHİBİnden herhangi bir hak ve ücret talep edemez.</text:span></text:p>
      <text:list text:style-name="LFO1" text:continue-numbering="true">
        <text:list-item>
          <text:list>
            <text:list-item>
              <text:p text:style-name="P24"><text:span text:style-name="T25">SÖZLEŞME TARİHİ</text:span></text:p>
            </text:list-item>
          </text:list>
        </text:list-item>
      </text:list>
      <text:p text:style-name="Standard"><text:span text:style-name="T26">İşbu sözleşme tar</text:span><text:span text:style-name="T27">ihinde taraflarca imzalanmıştır.</text:span></text:p>
      <text:list text:style-name="LFO1" text:continue-numbering="true">
        <text:list-item>
          <text:list>
            <text:list-item>
              <text:p text:style-name="P28"><text:span text:style-name="T29"><text:s/></text:span><text:span text:style-name="T30"><text:tab/></text:span><text:span text:style-name="T31">SÖZLEŞMENİN GEÇERLİLİK TARİHİ</text:span></text:p>
            </text:list-item>
          </text:list>
        </text:list-item>
      </text:list>
      <text:p text:style-name="Standard"><text:span text:style-name="T32">Sözleşmenin geçerlilik tarihi, inşaat ruhsatının ilgili kuruma onaylatıldığı tarihtir. Geçerlilik tarihi sözleşme tarihinden 6 (Altı) ay fazlası olamaz.</text:span></text:p>
      <text:list text:style-name="LFO1" text:continue-numbering="true">
        <text:list-item>
          <text:list>
            <text:list-item>
              <text:p text:style-name="P33"><text:span text:style-name="T34">SÖZLEŞMENİN SÜRESİ</text:span></text:p>
            </text:list-item>
          </text:list>
        </text:list-item>
      </text:list>
      <text:p text:style-name="Standard"><text:span text:style-name="T35">İşin<text:s/></text:span><text:span text:style-name="T36">tamamlanması için verilen süre 24 (yirmidört) aydır. Bu</text:span><text:span text:style-name="T37"><text:s/></text:span><text:span text:style-name="T38">süre yapı ruhsatının alındığı tarihte işlemeye başlar.</text:span></text:p>
      <text:list text:style-name="LFO1" text:continue-numbering="true">
        <text:list-item>
          <text:list>
            <text:list-item>
              <text:p text:style-name="P39"><text:span text:style-name="T40">SÖZLEŞMENİN İÇERİĞİ VE GEÇERLİLİK ŞARTLARI</text:span></text:p>
            </text:list-item>
          </text:list>
        </text:list-item>
      </text:list>
      <text:p text:style-name="Standard"><text:span text:style-name="T41">İşbu sözleşme 3 ayrı aşamadan oluşur ve aşağıdaki şartlar dahilinde, kendi başlarına veya bağımlı olar</text:span><text:span text:style-name="T42">ak geçerlidirler.</text:span></text:p>
      <text:list text:style-name="LFO1" text:continue-numbering="true">
        <text:list-item>
          <text:list>
            <text:list-item>
              <text:list>
                <text:list-item>
                  <text:p text:style-name="P43"><text:span text:style-name="T44"><text:s/></text:span><text:span text:style-name="T45">İnşaat Projesi Onaylatılması Ve Kat İrtifakının Kurulması</text:span></text:p>
                </text:list-item>
              </text:list>
            </text:list-item>
          </text:list>
        </text:list-item>
      </text:list>
      <text:p text:style-name="Standard"><text:span text:style-name="T46">YÜKLENİCİ sözleşme şartlarına bağlı olarak, inşaat projesini onaylatacak ve kat irtifakını kuracaktır.</text:span></text:p>
      <text:list text:style-name="LFO1" text:continue-numbering="true">
        <text:list-item>
          <text:list>
            <text:list-item>
              <text:list>
                <text:list-item>
                  <text:list>
                    <text:list-item>
                      <text:p text:style-name="P47"><text:span text:style-name="T48">Şartlar dahilinde bu aşamaya kadar olan tüm harcamalar, vergiler,<text:s/></text:span><text:span text:style-name="T49">harçlar YÜKLENİCİYE aittir. İŞ SAHİBİ bu aşamada işbu sözleşmeyi tek taraflı olarak feshetmeye yetkilidir. YÜKLENİCİ geçmişe ve geleceğe yönelik tüm haklarından feragat ettiğini, hiçbir şart koşmadan beyan eder. Ancak, İŞ SAHİBİnin sözleşmeyi fesh etmesi i</text:span><text:span text:style-name="T50">le, bu aşamaya kadar olan imalatın taraflarca belirlenen bedeli YÜKLENİCİye ödenir. YÜKLENİCİnin bu aşamada herhangi bir sebeple işi bırakması durumunda YÜKLENİCİye herhangi bir ödenmeyeceği gibi , işbu sözleşmenin ceza hükümleri kısmındaki yaptırımlar uyg</text:span><text:span text:style-name="T51">ulanır.</text:span></text:p>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52"><text:span text:style-name="T53">TARAFLAR</text:span></text:p>
          <text:list text:continue-numbering="true">
            <text:list-item>
              <text:p text:style-name="P54"><text:span text:style-name="T55">ARSA SAHİBİ</text:span></text:p>
            </text:list-item>
          </text:list>
        </text:list-item>
      </text:list>
      <text:p text:style-name="Standard"><text:span text:style-name="T56">Arsa sahipleri hisseleri oranında aşağıdaki gibidir ve sözleşme içerisinde tüm arsa sahipleri “ARSA SAHİBİ” olarak anılmaktadır.</text:span></text:p>
      <text:list text:style-name="LFO2" text:continue-numbering="true">
        <text:list-item>
          <text:list>
            <text:list-item>
              <text:list>
                <text:list-item>
                  <text:p text:style-name="P57"><text:span text:style-name="T58">Adı-Soyadı</text:span><text:span text:style-name="T59"><text:tab/></text:span><text:span text:style-name="T60"><text:tab/></text:span><text:span text:style-name="T61"><text:tab/></text:span><text:span text:style-name="T62"><text:tab/>Arsa hisse oranı</text:span></text:p>
                </text:list-item>
                <text:list-item>
                  <text:p text:style-name="P63"><text:span text:style-name="T64">Saliha</text:span><text:span text:style-name="T65"><text:tab/></text:span><text:span text:style-name="T66"><text:tab/></text:span><text:span text:style-name="T67"><text:tab/></text:span><text:span text:style-name="T68"><text:tab/></text:span><text:span text:style-name="T69"><text:tab/></text:span></text:p>
                </text:list-item>
                <text:list-item>
                  <text:p text:style-name="P70"><text:span text:style-name="T71">Tahvil Işıklıyurt</text:span><text:span text:style-name="T72"><text:tab/></text:span><text:span text:style-name="T73"><text:tab/></text:span><text:span text:style-name="T74"><text:tab/></text:span><text:span text:style-name="T75"><text:tab/></text:span></text:p>
                </text:list-item>
                <text:list-item>
                  <text:p text:style-name="P76"><text:span text:style-name="T77">Ayla</text:span><text:span text:style-name="T78"><text:tab/></text:span><text:span text:style-name="T79"><text:tab/></text:span><text:span text:style-name="T80"><text:tab/></text:span><text:span text:style-name="T81"><text:tab/></text:span><text:span text:style-name="T82"><text:tab/></text:span><text:span text:style-name="T83"><text:tab/></text:span></text:p>
                </text:list-item>
                <text:list-item>
                  <text:p text:style-name="P84"><text:span text:style-name="T85">Talip Işıklıyurt</text:span><text:span text:style-name="T86"><text:tab/></text:span><text:span text:style-name="T87"><text:tab/></text:span><text:span text:style-name="T88"><text:tab/></text:span><text:span text:style-name="T89"><text:tab/></text:span></text:p>
                </text:list-item>
                <text:list-item>
                  <text:p text:style-name="P90"><text:span text:style-name="T91">Galip Işıklıyurt</text:span><text:span text:style-name="T92"><text:tab/></text:span><text:span text:style-name="T93"><text:tab/></text:span><text:span text:style-name="T94"><text:tab/></text:span><text:span text:style-name="T95"><text:tab/></text:span></text:p>
                </text:list-item>
                <text:list-item>
                  <text:p text:style-name="P96"><text:span text:style-name="T97">Leyla</text:span><text:span text:style-name="T98"><text:tab/></text:span><text:span text:style-name="T99"><text:tab/></text:span><text:span text:style-name="T100"><text:tab/></text:span><text:span text:style-name="T101"><text:tab/></text:span><text:span text:style-name="T102"><text:tab/></text:span><text:span text:style-name="T103"><text:tab/></text:span></text:p>
                </text:list-item>
                <text:list-item>
                  <text:p text:style-name="P104"><text:span text:style-name="T105">Hülya Işıklıyurt</text:span><text:span text:style-name="T106"><text:tab/></text:span><text:span text:style-name="T107"><text:tab/></text:span><text:span text:style-name="T108"><text:tab/></text:span><text:span text:style-name="T109"><text:tab/></text:span></text:p>
                </text:list-item>
                <text:list-item>
                  <text:p text:style-name="P110"><text:span text:style-name="T111">Ayşe BALCI</text:span><text:span text:style-name="T112"><text:tab/></text:span><text:span text:style-name="T113"><text:tab/></text:span><text:span text:style-name="T114"><text:tab/></text:span><text:span text:style-name="T115"><text:tab/></text:span><text:span text:style-name="T116"><text:tab/>1/8</text:span></text:p>
                </text:list-item>
                <text:list-item>
                  <text:p text:style-name="P117"><text:span text:style-name="T118">Ali BALCI</text:span><text:span text:style-name="T119"><text:tab/></text:span><text:span text:style-name="T120"><text:tab/></text:span><text:span text:style-name="T121"><text:tab/></text:span><text:span text:style-name="T122"><text:tab/></text:span><text:span text:style-name="T123"><text:tab/>1/8</text:span></text:p>
                </text:list-item>
                <text:list-item>
                  <text:p text:style-name="P124"><text:span text:style-name="T125">Atila BALCI</text:span><text:span text:style-name="T126"><text:tab/></text:span><text:span text:style-name="T127"><text:tab/></text:span><text:span text:style-name="T128"><text:tab/></text:span><text:span text:style-name="T129"><text:tab/></text:span><text:span text:style-name="T130"><text:tab/>1/8</text:span></text:p>
                </text:list-item>
                <text:list-item>
                  <text:p text:style-name="P131"><text:span text:style-name="T132">Hacı Murat BALCI</text:span><text:span text:style-name="T133"><text:tab/></text:span><text:span text:style-name="T134"><text:tab/></text:span><text:span text:style-name="T135"><text:tab/></text:span><text:span text:style-name="T136"><text:tab/>1/8</text:span></text:p>
                </text:list-item>
              </text:list>
            </text:list-item>
          </text:list>
        </text:list-item>
      </text:list>
      <text:list text:style-name="LFO1" text:continue-numbering="true">
        <text:list-item>
          <text:list>
            <text:list-item>
              <text:p text:style-name="P137"><text:span text:style-name="T138">YÜKLENİCİ</text:span></text:p>
            </text:list-item>
          </text:list>
        </text:list-item>
      </text:list>
      <text:p text:style-name="Standard"><text:span text:style-name="T139">YÜKLENİCİ, ARSA SAHİBİne ait arsa üzerine,bu sözleşmeye bağlı kalarak, bağıms</text:span><text:span text:style-name="T140">ız bölümleri imal etmeyi taahhüt eden ve aşağıda bilgileri bulunan kişiliktir.</text:span></text:p>
      <text:list text:style-name="LFO1" text:continue-numbering="true">
        <text:list-item>
          <text:list>
            <text:list-item>
              <text:p text:style-name="P141"><text:span text:style-name="T142">3. KİŞİLER</text:span></text:p>
            </text:list-item>
          </text:list>
        </text:list-item>
      </text:list>
      <text:p text:style-name="Standard"><text:span text:style-name="T143">İşbu sözleşmenin tarafları “ARSA SAHİBİ” ve “YÜKLENİCİ” ‘dir. Sözleşmede üçüncü bir kişi, herhangi bir şekilde ve/veya zamanda taraf olamaz, sözleşme sonucu oluşan/ol</text:span><text:span text:style-name="T144">uşacak imalatta hak talep edemez. Her iki tarafta, kendilerine ait olan bağımsız bölümlerininin 3. kişilere satmaları durumda, 3. kişilerin muhatapları satışı aldıkları kişidir. 3. kişiler karşı taraftan bir hak talebinde bulunamazlar. Satış yapmak isteyen</text:span><text:span text:style-name="T145"><text:s/>kişi, sözleşmenin ilgili maddelerini satış yaptığı kişiye bildirmekle yükümlüdür.</text:span></text:p>
      <text:list text:style-name="LFO1" text:continue-numbering="true">
        <text:list-item>
          <text:list>
            <text:list-item>
              <text:list>
                <text:list-item>
                  <text:p text:style-name="P146"><text:span text:style-name="T147">Alt Yüklenici</text:span></text:p>
                </text:list-item>
              </text:list>
            </text:list-item>
          </text:list>
        </text:list-item>
      </text:list>
      <text:p text:style-name="Standard"><text:span text:style-name="T148">YÜKLENİCİ, herhangi bir şekilde işbu sözleşmedeki haklarını başka bir gerçek ve/veya tüzel kişiliğe, Alt Yükleniciye devredemez.</text:span></text:p>
      <text:list text:style-name="LFO1" text:continue-numbering="true">
        <text:list-item>
          <text:list>
            <text:list-item>
              <text:list>
                <text:list-item>
                  <text:p text:style-name="P149"><text:span text:style-name="T150">Bağımsız bölüm satın alan ki</text:span><text:span text:style-name="T151">şiler</text:span></text:p>
                </text:list-item>
              </text:list>
            </text:list-item>
          </text:list>
        </text:list-item>
      </text:list>
      <text:p text:style-name="P152">Bu sözleşme ile yükleniciye bırakılması kararlaştırılan bağımsız bölümlerden herhangi birinin şahsi hakkın temliki suretiyle üçüncü kişilere satışı yapılamaz. Yükleniciden şahsi hakkını herhangi bir şekilde temellük eden üçüncü kişi de,<text:s/>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list text:style-name="LFO1" text:continue-numbering="true">
        <text:list-item>
          <text:p text:style-name="P167"><text:span text:style-name="T168">BORÇLAR</text:span></text:p>
          <text:list text:continue-numbering="true">
            <text:list-item>
              <text:p text:style-name="P169"><text:span text:style-name="T170">ARSA SAHİBİNİN BORÇLARI</text:span></text:p>
              <text:list text:continue-numbering="true">
                <text:list-item>
                  <text:p text:style-name="P171"><text:span text:style-name="T172">Arsanın Teslimi</text:span></text:p>
                </text:list-item>
              </text:list>
            </text:list-item>
          </text:list>
        </text:list-item>
      </text:list>
      <text:p text:style-name="Standard"><text:span text:style-name="T173">A</text:span><text:span text:style-name="T174">rsa sahibi taşınmazı tüm sorunlardan arındırılmış bir şekilde teslim etmelidir.</text:span><text:span text:style-name="T175"><text:s/></text:span><text:span text:style-name="T176">Anlaşmaya dâhil edilen ve üzerine inşaat yapılacak arsanın, YÜKLENİCİye teslimi arsa<text:s/></text:span><text:span text:style-name="T177">sahibinin ilk borcudur. İşbu sözleşme arsanın teslimi ile devreye girer. Teslim, tarafların imzaladığı bir tutanak ile belirlenir. YÜKLENİCİ, a</text:span><text:span text:style-name="T178">rsanın imar plan ve projesine uygun olduğunu tetkik edip, mevzuata uygun olduğuna kanaat getirdikten ve sonra ars</text:span><text:span text:style-name="T179">ayı teslim almayı kabul etmiştir.</text:span></text:p>
      <text:list text:style-name="LFO1" text:continue-numbering="true">
        <text:list-item>
          <text:list>
            <text:list-item>
              <text:list>
                <text:list-item>
                  <text:p text:style-name="P180"><text:span text:style-name="T181">Kiracılar</text:span></text:p>
                </text:list-item>
              </text:list>
            </text:list-item>
          </text:list>
        </text:list-item>
      </text:list>
      <text:p text:style-name="Standard"><text:span text:style-name="T182">Arsada bulunan kiracılar ARSA SAHİBİ tarafından tahliye ettirilecektir</text:span></text:p>
      <text:list text:style-name="LFO1" text:continue-numbering="true">
        <text:list-item>
          <text:list>
            <text:list-item>
              <text:list>
                <text:list-item>
                  <text:p text:style-name="P183"><text:span text:style-name="T184">Bina yıkımı</text:span></text:p>
                </text:list-item>
              </text:list>
            </text:list-item>
          </text:list>
        </text:list-item>
      </text:list>
      <text:p text:style-name="Standard"><text:span text:style-name="T185">Arsa üzerindeki yapılar ARSA SAHİBİ tarafından yıktırılacaktır.</text:span></text:p>
      <text:list text:style-name="LFO1" text:continue-numbering="true">
        <text:list-item>
          <text:list>
            <text:list-item>
              <text:list>
                <text:list-item>
                  <text:p text:style-name="P186"><text:span text:style-name="T187">Vekaletname veya muvaffakatname</text:span></text:p>
                </text:list-item>
              </text:list>
            </text:list-item>
          </text:list>
        </text:list-item>
      </text:list>
      <text:p text:style-name="Standard"><text:span text:style-name="T188">ARSA SAHİBİnin, YÜKLENİCİ tarafın</text:span><text:span text:style-name="T189">dan, belediye, tapu ve resmi-özel dairelerdeki işlerin takibi, projelerin hazırlanması ve inşaat ruhsatı alınması işlemleri<text:s/></text:span><text:span text:style-name="T190">için, inşaat işlerini yürütme konusunda kendisine yetki verilen kişiyi gösterir, sahibi oldukları arsa üzerinde inşaat yapılmasına r</text:span><text:span text:style-name="T191">ızaları olduğunu gösterir noter tasdikli vekaletname veya muvaffakatname vermesi gereklidir.</text:span></text:p>
      <text:list text:style-name="LFO1" text:continue-numbering="true">
        <text:list-item>
          <text:list>
            <text:list-item>
              <text:list>
                <text:list-item>
                  <text:p text:style-name="P192"><text:span text:style-name="T193">Tapu devri</text:span></text:p>
                </text:list-item>
              </text:list>
            </text:list-item>
          </text:list>
        </text:list-item>
      </text:list>
      <text:p text:style-name="Standard"><text:span text:style-name="T194">İşbu sözleşme ile ARSA SAHİBİ<text:s/></text:span><text:span text:style-name="T195">kendisine verilecek bağımsız bölümlere isabet eden arsa payını kendi üzerinde bırakarak diğer payları devretme borcu alt</text:span><text:span text:style-name="T196">ına girmektedir. ARSA SAHİBİnin tapuda devir borcu, inşaatın geldiği evrelere bağlı olarak kademeli olarak yerine getirilecektir. İnşaat evreleri ve devredilecek hisseler aşağıdaki gibi olacaktır:</text:span></text:p>
      <text:list text:style-name="LFO1" text:continue-numbering="true">
        <text:list-item>
          <text:list>
            <text:list-item>
              <text:list>
                <text:list-item>
                  <text:p text:style-name="P197"><text:span text:style-name="T198"><text:s/>Bağımsız Bölüm Tescili</text:span></text:p>
                </text:list-item>
              </text:list>
            </text:list-item>
          </text:list>
        </text:list-item>
      </text:list>
      <text:p text:style-name="Standard"><text:span text:style-name="T199">YÜKLENİCİnin sözleşme<text:s/></text:span><text:span text:style-name="T200">uyarınca kendisine isabet eden bağımsız bölümlerin adına veya 3. bir şahsa tescilini isteyebilmesi için, imar mevzuatına ve sözleşmeye uygun bir şekilde binayı tamamlaması gerekir.</text:span></text:p>
      <text:p text:style-name="Standard"/>
      <text:list text:style-name="LFO1" text:continue-numbering="true">
        <text:list-item>
          <text:list>
            <text:list-item>
              <text:p text:style-name="P201"><text:span text:style-name="T202">YÜKLENİCİNİN BORÇLARI</text:span></text:p>
            </text:list-item>
          </text:list>
        </text:list-item>
      </text:list>
      <text:p text:style-name="Standard"><text:span text:style-name="T203">Yüklenici işbu sözleşme ile iki edimi borçlanmaktad</text:span><text:span text:style-name="T204">ır. Birincisi kendine verilen arsa payına karşılık bu arsada bina yapmak; ikincisi ise bağımsız bölümlerden ARSA SAHİBİne ait olanı devretmektir.</text:span></text:p>
      <text:list text:style-name="LFO1" text:continue-numbering="true">
        <text:list-item>
          <text:list>
            <text:list-item>
              <text:list>
                <text:list-item>
                  <text:p text:style-name="P205"><text:span text:style-name="T206">Bağımsız Bölüm Yapma Borcu</text:span></text:p>
                </text:list-item>
              </text:list>
            </text:list-item>
          </text:list>
        </text:list-item>
      </text:list>
      <text:p text:style-name="Standard"><text:span text:style-name="T207">YÜKLENİCİ, inşaatı, sözleşmede belirtilen biçimde, öngörülen sürede bitirip teslim<text:s/></text:span><text:span text:style-name="T208">etmelidir. YÜKLENİCİ arsa sahibinin yararına iş yapmak ve zarar verici davranışlardan kaçınmak zorundadır</text:span></text:p>
      <text:list text:style-name="LFO1" text:continue-numbering="true">
        <text:list-item>
          <text:list>
            <text:list-item>
              <text:list>
                <text:list-item>
                  <text:p text:style-name="P209"><text:span text:style-name="T210">Bağımsız Bölümü Bizzat Yapma Borcu</text:span></text:p>
                </text:list-item>
              </text:list>
            </text:list-item>
          </text:list>
        </text:list-item>
      </text:list>
      <text:p text:style-name="Standard"><text:span text:style-name="T211">YÜKLENİCİnin işi bizzat yapmayı üstlenmesi, yardımcı kişi kullanmasına engel değildir. İşçi, usta, kalfa gibi yardı</text:span><text:span text:style-name="T212">mcı şahıslar ile ARSA SAHİBİ arasında hukuki bir ilişki bulunmadığından, bu kişiler YÜKLENİCİye bağlıdır ve ona karşı sorumludurlar</text:span></text:p>
      <text:list text:style-name="LFO1" text:continue-numbering="true">
        <text:list-item>
          <text:list>
            <text:list-item>
              <text:list>
                <text:list-item>
                  <text:p text:style-name="P213"><text:span text:style-name="T214">Bağımsız Bölümü Teslim Etme Borcu</text:span></text:p>
                </text:list-item>
              </text:list>
            </text:list-item>
          </text:list>
        </text:list-item>
      </text:list>
      <text:p text:style-name="Standard"><text:span text:style-name="T215">YÜKLENİCİnin asıl borcu, sözleşmede öngörülen özellikte inşaatı yapma ve bağımsız bölümler</text:span><text:span text:style-name="T216">i ARSA SAHİBİne teslim etmektir. Teslim borcunun bildirim <text:s/>ile yerine getirildiği durumlarda, arsa sahibinin bina üzerinde fiili egemenliği sağlanmadıkça veya egemenliği engelleyici durumlar ortadan kaldırılmadıkça sadece eserin tamamlandığını bildirme ile</text:span><text:span text:style-name="T217"><text:s/>ifa sağlamış olmaz. Teslim ve teslim alma birbirinin karşıtı olan biri YÜKLENİCİ, diğeri ARSA SAHİBİ açısından belirlenen borçlardır. Bu bakımdan bu borçlar aynı anda gerçekleşir. Teslimin yapılacağı tarih, işbu sözleşmede belirlenmiştir.</text:span></text:p>
      <text:list text:style-name="LFO1" text:continue-numbering="true">
        <text:list-item>
          <text:list>
            <text:list-item>
              <text:list>
                <text:list-item>
                  <text:p text:style-name="P218"><text:span text:style-name="T219"><text:s/></text:span><text:span text:style-name="T220"><text:tab/>Ayıba Karşı T</text:span><text:span text:style-name="T221">ekeffül Borcu</text:span></text:p>
                </text:list-item>
              </text:list>
            </text:list-item>
          </text:list>
        </text:list-item>
      </text:list>
      <text:p text:style-name="Standard"><text:span text:style-name="T222">Ayıplı eserden amaç, YÜKLENİCİnin taahhüt ettiği nitelikte eseri şahsen gerçekleştirememesidir. İnşaatın eksik olan niteliklerine karşın, kararlaştırılan eserle aynı derecede kullanılabilir olması ayıbı ortadan kal-dırmaz. İŞ SAHİBİ, eserin t</text:span><text:span text:style-name="T223">esliminden sonra, işlerin olağan akışına göre imkân bulur bulmaz eseri gözden geçirmek ve ayıpları varsa, bunu uygun bir süre içinde yükleniciye bildirmek zorundadır. Ayıba karşı tekeffül için aranan şartlar inşaatın tamamlanarak teslim edilmiş olması ve e</text:span><text:span text:style-name="T224">serin ayıplı olmasıdır. Teslim ancak inşaatın tamamlanmış olması halinde söz konusudur. İnşaatın tamamlanmış sayılabilmesi için, YÜKLENİCİnin sözleşmede kararlaştırılan inşaat işlerinin bitirilmesi gerekmektedir. Ayıptan anlaşılması gereken bağımsız bölümü</text:span><text:span text:style-name="T225">n kullanılmayacak veya kabul edilemeyecek durumda olmasıdır. Ayıp bağımsız bölümün sözleşmeye aykırı olarak yapılmasını oluşturur. Bunun tespiti için arsa sahibinin sözleşmenin içeriğine ve iyi niyetkurallarına göre nasıl bir inşaat beklediği esas alınacak</text:span><text:span text:style-name="T226">tır.</text:span></text:p>
      <text:p text:style-name="Standard"><text:span text:style-name="T227">İnşaatın eksik niteliklerine rağmen kararlaştırılanla aynı derecede kullanılabilir olması onun ayıplı niteliğini ortadan kaldırmayacaktır Ayıplar açık ve gizli ayıp olarak ikili bir ayrıma tabi tutulacaktır. Açık ayıplar dikkatli bir muayene sonucund</text:span><text:span text:style-name="T228">a anlaşılan ayıplardır. Görülmeyen ancak zaman içinde kullanılmakla ortaya çıkan ayıplar ise gizli ayıplardır. Bu ayıpların ortaya çıkmasıyla birlikte arsa sahibi bu durumu yükleniciye derhal bildirmelidir; aksi halde bağımsız bölümlerdeki ayıplar nedeniyl</text:span><text:span text:style-name="T229">e kendi borcunu yerine getirmekten kaçınma hakkını kaybeder. <text:s/>Ayıba karşı tekeffül borcu teslimin yapılamsından sonra 5 (beş) yıl süreyle geçerlidir.</text:span></text:p>
      <text:list text:style-name="LFO1" text:continue-numbering="true">
        <text:list-item>
          <text:list>
            <text:list-item>
              <text:list>
                <text:list-item>
                  <text:p text:style-name="P230"><text:span text:style-name="T231"><text:s/></text:span><text:span text:style-name="T232"><text:tab/>İnşaat Ruhsatını Alma Borcu</text:span></text:p>
                </text:list-item>
              </text:list>
            </text:list-item>
          </text:list>
        </text:list-item>
      </text:list>
      <text:p text:style-name="Standard"><text:span text:style-name="T233">İnşaat ruhsatı YÜKLENİCİ tarafından alınacaktır.</text:span></text:p>
      <text:p text:style-name="Standard"><text:span text:style-name="T234">İnşaatın yapılmasını engelleyen durumlar varsa, yüklenicinin arsa sahibine bildirmesi gerekmektedir. Aksi takdirde ruhsat alınmadı diye işi sürüncemede bırakmak yüklenicinin sorumluluğunu gerektirir.</text:span></text:p>
      <text:list text:style-name="LFO1" text:continue-numbering="true">
        <text:list-item>
          <text:list>
            <text:list-item>
              <text:list>
                <text:list-item>
                  <text:p text:style-name="P235"><text:span text:style-name="T236"><text:s/></text:span><text:span text:style-name="T237"><text:tab/>Oturma İznini Alma Borcu</text:span></text:p>
                </text:list-item>
              </text:list>
            </text:list-item>
          </text:list>
        </text:list-item>
      </text:list>
      <text:p text:style-name="Standard"><text:span text:style-name="T238">Oturma izni, yüklenici ta</text:span><text:span text:style-name="T239">rafından alınacaktır.</text:span></text:p>
      <text:list text:style-name="LFO1" text:continue-numbering="true">
        <text:list-item>
          <text:list>
            <text:list-item>
              <text:list>
                <text:list-item>
                  <text:p text:style-name="P240"><text:span text:style-name="T241"><text:tab/>Kat İrtifakı Kurma Borcu</text:span></text:p>
                </text:list-item>
              </text:list>
            </text:list-item>
          </text:list>
        </text:list-item>
      </text:list>
      <text:p text:style-name="Standard"><text:span text:style-name="T242">Kat irtifakı yüklenici tarafından kurulacaktır. Bu borca uymayan yüklenicinin sorumluluğu vekâlete göre değil arsa payı karşılığı kat yapımı sözleşmesine göre tespit edilecektir.</text:span></text:p>
      <text:list text:style-name="LFO1" text:continue-numbering="true">
        <text:list-item>
          <text:list>
            <text:list-item>
              <text:list>
                <text:list-item>
                  <text:p text:style-name="P243"><text:span text:style-name="T244">Kat Mülkiyetini Kurma Borcu</text:span></text:p>
                </text:list-item>
              </text:list>
            </text:list-item>
          </text:list>
        </text:list-item>
      </text:list>
      <text:p text:style-name="Standard"><text:span text:style-name="T245">Kat mülkiyeti yüklenici tarafından kurulacaktır. Bu borca uymayan yüklenicinin sorumluluğu vekâlete göre değil arsa payı karşılığı kat yapımı sözleşmesine göre tespit edilecektir.</text:span></text:p>
      <text:list text:style-name="LFO1" text:continue-numbering="true">
        <text:list-item>
          <text:list>
            <text:list-item>
              <text:list>
                <text:list-item>
                  <text:p text:style-name="P246"><text:span text:style-name="T247"><text:s/></text:span><text:span text:style-name="T248"><text:tab/>Vergi, Harç vb. Ödeme Borcu</text:span></text:p>
                </text:list-item>
              </text:list>
            </text:list-item>
          </text:list>
        </text:list-item>
      </text:list>
      <text:p text:style-name="Standard"><text:span text:style-name="T249">Arsa payı karşılığı kat yapımı sözleşmesine k</text:span><text:span text:style-name="T250">onu olan kat irtifakına veya kat mülkiyetine bağlanmış binalar, emlak vergisine tabidir. Vergi yükümlüsü tapuda malik olarak görünen kişidir. Yükleniciye arsa payları henüz devredilmediğinden vergi yükümlüsü arsa sahibi olmasına rağmen, YÜKLENİCİ, işbu söz</text:span><text:span text:style-name="T251">leşme ile kat irtifakı kurulduktan sonra doğan tüm emlak vergilerini ve sözleşme sonucu ortaya çıkan ve kanunda arsa sahibi tarafından ödenmesi gereken tüm vergileri,<text:s/></text:span><text:span text:style-name="T252">sözleşme geçerli olduğu sürece ödemekle yükümlüdür.</text:span></text:p>
      <text:p text:style-name="P253">Sözleşme gereği veya sözleşmeye ilgilendiren her türlü harçları YÜKLENİCİ ödemekle yükümlüdür.</text:p>
      <text:list text:style-name="LFO1" text:continue-numbering="true">
        <text:list-item>
          <text:list>
            <text:list-item>
              <text:list>
                <text:list-item>
                  <text:p text:style-name="P254">Diğer Borçlar</text:p>
                </text:list-item>
              </text:list>
            </text:list-item>
          </text:list>
        </text:list-item>
      </text:list>
      <text:p text:style-name="P255">İşbu sözleşme ile, YÜKLENİCİ, bağımsız bölümleri anahtar teslim yapmayı taahhüt etmiştir.Bu nedenle aşağıda listelenen işlemlerden doğacak her türlü harç, vergi, masraf YÜKLENİCİye ait<text:s/>olacaktır.</text:p>
      <text:list text:style-name="LFO1" text:continue-numbering="true">
        <text:list-item>
          <text:list>
            <text:list-item>
              <text:list>
                <text:list-item>
                  <text:list>
                    <text:list-item>
                      <text:p text:style-name="P256">İnşaat için gerekli araç ve gereçleri temin etmek, tamamlamak, proje, ruhsat ve idari işlemler.</text:p>
                    </text:list-item>
                    <text:list-item>
                      <text:p text:style-name="P257">Yapı denetim masrafları</text:p>
                    </text:list-item>
                    <text:list-item>
                      <text:p text:style-name="P258">YÜKLENİCİ, ARSA SAHİBİ ve üçüncü kişilerin menfaatlerini düşünerek hareket edecektir. Sadakat ve özen borcu,<text:s/>YÜKLENİCİnin, ARSA SAHİBİ yararına olacak şeyleri yapma, zararına olacak şeylerden kaçınmak anlamına gelir. Buna göre, müteahhidin burada hem arsa sahibine karşı, hem de ileride müşteri olarak bağımsız bölümleri satın alacak üçüncü kişilere karşı yükümlülüğü/borcu bulunmaktadır.</text:p>
                    </text:list-item>
                    <text:list-item>
                      <text:p text:style-name="P259"><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260"><text:s/>YÜKLENİCİnin kullanacağı malzeme ayıplı veya kalitesiz ise, bu malzemenin ayıplı veya kalitesiz olmasından ARSA SAHİBİne karşı YÜKLENİCİ ‘SATICI’ gibi sorumludur.</text:p>
                    </text:list-item>
                    <text:list-item>
                      <text:p text:style-name="P261"><text:s/>İnşaat işlerinde kullanılan malzemelerin ayıp nedeniyle oluşturacağı diğer zararlardan,YÜKLENİCİ, hatası veya kusuru olmasa dahi birinci dereceden sorumlu olacaktır.</text:p>
                    </text:list-item>
                    <text:list-item>
                      <text:p text:style-name="P262"><text:span text:style-name="T263"><text:s/>YÜKLENİCİ, inşaatta bulunan bir çok detay ve diğer ince işleri; uzman taşeronlara yaptırmak durumundadır. (cam, elektrik, sıhhi tesisat, asansör vs.) Fakat, bu işlerin</text:span><text:span text:style-name="T264"><text:s/>gözetim, denetim ve yönetimi YÜKLENİCİ tarafından yapılacağından, bu tür işlerden çıkacak uyuşmazlıklarda da ARSA SAHİBİne karşı YÜKLENİCİ sorumlu olacaktır.</text:span></text:p>
                    </text:list-item>
                    <text:list-item>
                      <text:p text:style-name="P265">“YÜKLENİCİnin özen ve sadakat borcu”, sözleşmenin kurulması ile başlayan ve inşaatın teslimine kadar devam eden bir borçtur. Bu borç inşaatın tesliminden sonra, “ayıba karşı tekeffül sorumluluğu” şeklinde de devam edecektir.</text:p>
                    </text:list-item>
                  </text:list>
                </text:list-item>
              </text:list>
            </text:list-item>
          </text:list>
        </text:list-item>
      </text:list>
      <text:p text:style-name="P266"/>
      <text:p text:style-name="Standard"><text:span text:style-name="T267">B) ARSA SAHİBİNİN BORÇLARI</text:span><text:span text:style-name="T268"><text:line-break/></text:span><text:span text:style-name="T269">1- Arsayı Teslim Etme Borcu</text:span><text:span text:style-name="T270"><text:line-break/></text:span></text:p>
      <text:p text:style-name="Standard"><text:span text:style-name="T271"><text:line-break/></text:span><text:span text:style-name="T272">Aksi halde temerrüde düşecektir. Arsa sahibi tarafından yükleniciye te</text:span><text:span text:style-name="T273">slim edilen arsanın fiili, hukuki bir sorunu ortaya çıktığında bu durumu</text:span><text:span text:style-name="T274"><text:line-break/></text:span><text:span text:style-name="T275">derhal arsa sahibine bildiren yüklenici TBK. m. 472 f. 3’e göre sorumluluktan kurtulur.</text:span></text:p>
      <text:p text:style-name="Standard"/>
      <text:p text:style-name="Standard"/>
      <text:p text:style-name="Standard"><text:span text:style-name="T276"><text:s/>Arsanın imar parseli</text:span><text:span text:style-name="T277"><text:line-break/></text:span><text:span text:style-name="T278">haline getirilmesi için, geçen sürenin sözleşme süresine<text:s/></text:span><text:span text:style-name="T279">eklenmesi gerekir80.</text:span><text:span text:style-name="T280"><text:line-break/></text:span><text:span text:style-name="T281">İnşaatın ruhsat alınmadan yapımına başlanmış, izin olmadığı için</text:span><text:span text:style-name="T282"><text:line-break/></text:span><text:span text:style-name="T283">inşaat belediye tarafından mühürlendiğinde arsa sahibi, sözleşmenin feshini isteyemeyeceği gibi tazminat ve cezai şart işleminde de bulunamaz.</text:span><text:span text:style-name="T284"><text:line-break/></text:span><text:span text:style-name="T285">Bunun nedeni inşaat ruhsatı</text:span><text:span text:style-name="T286">nı alma yükümlülüğünün arsa sahibine ait</text:span><text:span text:style-name="T287"><text:line-break/></text:span><text:span text:style-name="T288">olmasıdır. Sözleşmede, yüklenici yetkili kılınarak inşaatın ruhsatının</text:span><text:span text:style-name="T289"><text:line-break/></text:span><text:span text:style-name="T290">alınmasından sonra belli bir sürede bitirilmesinin öngörüldüğü hallerde</text:span><text:span text:style-name="T291"><text:line-break/></text:span><text:span text:style-name="T292">ruhsatın alınacağı tarih kesin olarak belirtilmediği için, yüklenicinin<text:s/></text:span><text:span text:style-name="T293">temerrüde düşmesi için TBK. m. 124’e göre ihtar çekilmesi gerekir81.</text:span><text:span text:style-name="T294"><text:line-break/></text:span><text:span text:style-name="T295">2- Arsa Paylarını Devir Borcu</text:span><text:span text:style-name="T296"><text:line-break/></text:span><text:span text:style-name="T297">Arsa sahibinin arsa paylarını devir borcu, yüklenicinin işi tamamlayıp, arsa sahibine teslim etmesi ile muacceliyet kazanır (TBK. m. 479 f. 1</text:span><text:span text:style-name="T298"><text:line-break/></text:span><text:span text:style-name="T299"><text:line-break/></text:span><text:span text:style-name="T300">230<text:s/></text:span><text:span text:style-name="T301">İnönü Üniv</text:span><text:span text:style-name="T302">ersitesi Hukuk Fakültesi Dergisi Özel Sayı Cilt:1 Yıl 2015</text:span><text:span text:style-name="T303"><text:line-break/></text:span><text:span text:style-name="T304">ve m. 97). Yargıtay tarafından verilen bir karara göre “Yüklenicinin sözleşme uyarınca kendisine isabet eden bağımsız bölümlerin adına tescilini</text:span><text:span text:style-name="T305"><text:line-break/></text:span><text:span text:style-name="T306">isteyebilmesi için, imar mevzuatına ve sözleşmeye uy</text:span><text:span text:style-name="T307">gun bir şekilde binayı tamamlaması gerekir.82”</text:span><text:span text:style-name="T308"><text:line-break/></text:span><text:span text:style-name="T309">Uygulamada yüklenicinin borcunu tamamıyla ifa etmeden önce arsa</text:span><text:span text:style-name="T310"><text:line-break/></text:span><text:span text:style-name="T311">sahibinin borcunu yerine getirdiği görülmektedir. Bu borç sözleşmenin</text:span><text:span text:style-name="T312"><text:line-break/></text:span><text:span text:style-name="T313">niteliğinden kaynaklanan yükleniciye düşecek bağımsız bölümlere özgü-</text:span><text:span text:style-name="T314"><text:line-break/></text:span><text:span text:style-name="T315">lenmi</text:span><text:span text:style-name="T316">ş arsa paylarının devrinden ibarettir83</text:span></text:p>
      <text:p text:style-name="P317"/>
      <text:p text:style-name="P318"/>
      <text:p text:style-name="P319"/>
      <text:p text:style-name="Standard"><text:span text:style-name="T320">TARAFLARIN YÜKÜMLÜLÜKLERİNİ YERİNE GETİRMEMESİNİN SONUÇLARI</text:span></text:p>
      <text:p text:style-name="Standard"><text:span text:style-name="T321">TEMERRÜT</text:span></text:p>
      <text:p text:style-name="P322"/>
      <text:p text:style-name="P323">bir tarafın borçlu temerrüdüne düşmesi halinde, diğer taraf Türk Borçlar Kanunu’nun 125. Maddesi’ndeki dönme ve aynen ifa seçimlik haklarını kullanabilir.</text:p>
      <text:p text:style-name="P324">Temerrüde düşen borçlu, temerrüde düşmekte kusuru olmadığını ispat etmedikçe, borcu geç ifasından dolayı alacaklının uğradığı zararı gidermekle yükümlüdür. Temerrüde düşen borçlu, verilen süre içinde, borcunu ifa etmemişse veya süre verilmesini<text:s/>gerektirmeyen bir durum söz konusu ise; alacaklı, her zaman borcun ifasını ve gecikme sebebiyle tazminat isteme hakkına sahiptir.</text:p>
      <text:p text:style-name="P325">Belirtilen bu hususlar Türk Borçlar Kanununun 177 ve 125/1. maddelerinde aynen yazıldığı gibi geçmektedir.</text:p>
      <text:p text:style-name="P326"/>
      <text:p text:style-name="P327"/>
      <text:p text:style-name="P328"/>
      <text:p text:style-name="P329"/>
      <text:p text:style-name="P330"/>
      <text:p text:style-name="P331"/>
      <text:p text:style-name="P332">MUCBİR<text:s/>SEBEPLER VE SİGORTA</text:p>
      <text:p text:style-name="P333"/>
      <text:p text:style-name="Standard"><text:span text:style-name="T334">YÜKLENİCİNİN İFLASI VEYA<text:s/></text:span><text:span text:style-name="T335">ÖLÜMÜ</text:span></text:p>
      <text:p text:style-name="Standard"><text:span text:style-name="T336">PAY SAHİPLERİNDEN HERHANGİ BİRİNİN İFLASI VEYA<text:s/></text:span><text:span text:style-name="T337">ÖLÜMÜ</text:span></text:p>
      <text:p text:style-name="Standard"><text:span text:style-name="T338">İPOTEK</text:span></text:p>
      <text:p text:style-name="Standard"><text:span text:style-name="T339">Yükleniciye devredilecek bağımsız bölümler üzerine herhangi bir ipotek konulamaz.</text:span></text:p>
      <text:p text:style-name="P340"/>
      <text:p text:style-name="P341"/>
      <text:p text:style-name="P342"/>
      <text:p text:style-name="Standard"><text:span text:style-name="T343">A) YÜKLENİCİNİN TEMERRÜDÜ</text:span><text:span text:style-name="T344"><text:line-break/></text:span><text:span text:style-name="T345">Yüklenici, sözleşme konusu<text:s/></text:span><text:span text:style-name="T346">olan inşaatı belirlenen sürede ve kapsamda ifa edememesi durumunda temerrüde düşer.</text:span></text:p>
      <text:p text:style-name="P347"/>
      <text:p text:style-name="Standard"><text:span text:style-name="T348">Yüklenicinin edimi açısından eser sözleşmesi hükümlerine tabi olan arsa</text:span><text:span text:style-name="T349"><text:line-break/></text:span><text:span text:style-name="T350">payı karşılığı inşaat sözleşmelerinde, yüklenicinin teslim günü geçmesine</text:span><text:span text:style-name="T351"><text:line-break/></text:span><text:span text:style-name="T352">rağmen, eseri bitiremeyer</text:span><text:span text:style-name="T353">ek borçlu temerrüdüne düşmesi nedeniyle sözleşmenin arsa sahibi tarafından sona erdirilmesi halinde, eser sözleşmesini</text:span><text:span text:style-name="T354"><text:line-break/></text:span><text:span text:style-name="T355">düzenleyen maddeler arasında olaya doğrudan uygulanacak bir hüküm</text:span><text:span text:style-name="T356"><text:line-break/></text:span><text:span text:style-name="T357">bulunmadığından, uyuşmazlığın kural olarak TBK. m. 123 – 125 maddeleri<text:s/></text:span><text:span text:style-name="T358">uyarınca çözümlenmesi gerekir.</text:span></text:p>
      <text:p text:style-name="P359"/>
      <text:p text:style-name="Standard"><text:span text:style-name="T360">üklenicinin teslim günü geçmesine rağmen, eseri bitiremeyerek</text:span><text:span text:style-name="T361"><text:line-break/></text:span><text:span text:style-name="T362">borçlu temerrüdüne düşmesi nedeniyle sözleşmeye son verilmesi halinde,</text:span><text:span text:style-name="T363"><text:line-break/></text:span><text:span text:style-name="T364">kural olarak sözleşme ileriye etkili olarak sona erer.</text:span></text:p>
      <text:p text:style-name="P365"/>
      <text:p text:style-name="Standard"><text:span text:style-name="T366">Ek süre tayinine gerek olmayan duru</text:span><text:span text:style-name="T367">mlarda edimin ifası belirlenen</text:span><text:span text:style-name="T368"><text:line-break/></text:span><text:span text:style-name="T369">süre içersindi yerine getirilmezse artık edimin aynen ifası istenemez. Bu</text:span><text:span text:style-name="T370"><text:line-break/></text:span><text:span text:style-name="T371">takdirde müsbet veya menfi zarar talep edilebilecektir.</text:span></text:p>
      <text:p text:style-name="P372"/>
      <text:p text:style-name="Standard"><text:span text:style-name="T373">Üçüncü olarak edimin ifası için kesin bir tarihin belirlenmiş olması</text:span><text:span text:style-name="T374"><text:line-break/></text:span><text:span text:style-name="T375">durumunda ek süre tayinin</text:span><text:span text:style-name="T376">e gerek yoktur. TBK. m. 124 f. 1 b. 3 “Borcun</text:span><text:span text:style-name="T377"><text:line-break/></text:span><text:span text:style-name="T378">ifasının, belirli bir zamanda veya belirli bir süre içinde gerçekleşmemesi</text:span><text:span text:style-name="T379"><text:line-break/></text:span><text:span text:style-name="T380">üzerine, ifanın artık kabul edilmeyeceği sözleşmeden anlaşılıyorsa” hükmü bu durumu düzenlemiştir. Karşılıklı borç yükleyen sözleşmeler</text:span><text:span text:style-name="T381">de</text:span><text:span text:style-name="T382"><text:line-break/></text:span><text:span text:style-name="T383">taraflar, ifanın mutlaka belirli bir tarihte yapılmasını kararlaştırabilirler.</text:span><text:span text:style-name="T384"><text:line-break/></text:span><text:span text:style-name="T385">Bu durumda sözleşmenin kesin vadeli olduğu kabul edilir. Kesin vadenin</text:span><text:span text:style-name="T386"><text:line-break/></text:span><text:span text:style-name="T387">kabul edilebilmesi için sadece ifa gününün belirlenmiş olması yetmez.</text:span><text:span text:style-name="T388"><text:line-break/></text:span><text:span text:style-name="T389">Ayrıca tarafların kararlaştırılan</text:span><text:span text:style-name="T390"><text:s/>tarihe sıkı sıkıya uyacakları ve sözleşmede</text:span><text:span text:style-name="T391"><text:line-break/></text:span><text:span text:style-name="T392">gerçekleşmeyen ifanın kabul edilmeyeceğinin de anlaşılması gerekir91. Bu</text:span><text:span text:style-name="T393"><text:line-break/></text:span><text:span text:style-name="T394">tür işlemlere “Fixgeschäft” mutlaka belirli bir günde yapılması gereken</text:span><text:span text:style-name="T395"><text:line-break/></text:span><text:span text:style-name="T396">işlemler denir</text:span></text:p>
      <text:p text:style-name="P397"/>
      <text:p text:style-name="Standard"><text:span text:style-name="T398">YÜKLENİCİNİN TEMERRÜDÜNÜN SONUÇLARI</text:span></text:p>
      <text:p text:style-name="Standard"><text:span text:style-name="T399">1- Aynen İfa i</text:span><text:span text:style-name="T400">le Birlikte Gecikme Tazminatı</text:span><text:span text:style-name="T401"><text:line-break/></text:span><text:span text:style-name="T402">Arsa sahibi temerrüde düşen yükleniciden aynen ifa ve ifanın gecikmesinden dolayı meydana gelen zararı isteyebilir, fakat bunun için arsa</text:span><text:span text:style-name="T403"><text:line-break/></text:span><text:span text:style-name="T404">sahibi tercihini derhal bildirmelidir. Aksi takdirde aynen ifa + gecikme</text:span><text:span text:style-name="T405"><text:line-break/></text:span><text:span text:style-name="T406">tazminatını tercih ettiği karine olarak kabul edilmektedir. Aynen ifanın</text:span><text:span text:style-name="T407"><text:line-break/></text:span><text:span text:style-name="T408">istenebilmesi için yüklenicinin kusuruna gerek yoktur, fakat gecikme tazminatı için kusur aranmaktadır. Aynen ifa + gecikme tazminatının istenebilmesi için arsa sahibinin kendi edimin</text:span><text:span text:style-name="T409">i yerine getirmesi veya getirmeye</text:span><text:span text:style-name="T410"><text:line-break/></text:span><text:span text:style-name="T411">hazır olduğunu bildirmesi gerekir</text:span></text:p>
      <text:p text:style-name="P412"/>
      <text:p text:style-name="Standard"><text:span text:style-name="T413">TBK. m. 119 – 125’e göre arsa sahibi aynen ifa + gecikme tazminatı da isteme hakkına sahiptir. Alacaklı aynen ifadan vazgeçip gecikme</text:span><text:span text:style-name="T414"><text:line-break/></text:span><text:span text:style-name="T415">tazminatı isteyemez. Gecikme tazminatında yüklenicini</text:span><text:span text:style-name="T416">n kusursuz olduğunu kanıtlaması gerekir. Kural; gecikmenin yüklenicinin kusuru ile meydana geldiğidir94.</text:span><text:span text:style-name="T417"><text:line-break/></text:span><text:span text:style-name="T418">Gecikme tazminatının, ihtarın borçluya tebliğ edildiği tarih esas alı-</text:span><text:span text:style-name="T419"><text:line-break/></text:span><text:span text:style-name="T420">narak tespit edilmesi gerekir. İhtara gerek olmayan hallerde de bu tarih</text:span><text:span text:style-name="T421"><text:line-break/></text:span><text:span text:style-name="T422">muaccel</text:span><text:span text:style-name="T423">iyet günüdür. Gecikme tazminatının hukuki niteliği müsbet zarardır. Bu nedenle tazminatın kapsamı, fiilen uğranılan zararla yoksun</text:span><text:span text:style-name="T424"><text:line-break/></text:span><text:span text:style-name="T425">kalınan kârdan ibarettir. Arsa sahibi inşaatın geç tesliminden dolayı yoksun kaldığı borç bedelini, depo giderlerini vb. iste</text:span><text:span text:style-name="T426">yebilir, fakat manevi</text:span><text:span text:style-name="T427"><text:line-break/></text:span><text:span text:style-name="T428">tazminat isteyemez9</text:span></text:p>
      <text:p text:style-name="P429"/>
      <text:p text:style-name="Standard"><text:span text:style-name="T430">İnşaatın zamanında bitmemesi ve teslim edilmemesi halinde arsa</text:span><text:span text:style-name="T431"><text:line-break/></text:span><text:span text:style-name="T432">sahibi ve yüklenici cezai şartın ödenmemesi üzerinde anlaşılabilir (TBK.</text:span><text:span text:style-name="T433"><text:line-break/></text:span><text:span text:style-name="T434">m 179). Bu ifaya eklenen cezai şart niteliğindedir. Burada yüklenicinin</text:span><text:span text:style-name="T435"><text:line-break/></text:span><text:span text:style-name="T436">temer</text:span><text:span text:style-name="T437">rüde düşmesi durumunda aksi kararlaştırılmadıkça yüklenicinin</text:span><text:span text:style-name="T438"><text:line-break/></text:span><text:span text:style-name="T439">kusuru tespit edilse bile hem cezai şart hem de yoksun kalınan kira tazminatı bir arada istenemez. TBK. m. 180 f. 2’ye göre arsa sahibi, şart olunan</text:span><text:span text:style-name="T440"><text:line-break/></text:span><text:span text:style-name="T441">ceza miktarını aşan zararını ancak yüklenicin</text:span><text:span text:style-name="T442">in kusurunu kanıtlamasıyla</text:span><text:span text:style-name="T443"><text:line-break/></text:span><text:span text:style-name="T444">isteyebilir</text:span></text:p>
      <text:p text:style-name="P445"/>
      <text:p text:style-name="Standard"><text:span text:style-name="T446">Yargıtay’ın verdiği bir karar göre “Ek süre sonunda inşaatın ikmal</text:span><text:span text:style-name="T447"><text:line-break/></text:span><text:span text:style-name="T448">edilmemesi halinde yaptığı tüm işlemlerden dolayı yüklenicinin herhangi</text:span><text:span text:style-name="T449"><text:line-break/></text:span><text:span text:style-name="T450">bir hak talep edemeyeceği şeklinde kararlaştırılan ceza, yüklenicinin mahvına</text:span><text:span text:style-name="T451"><text:s/>neden olacak şiddette olup BK. m. 20’de (Yeni TBK. m. 27) belirtilen genel ahlaka aykırı ve batıldır. Kat karşılığı inşaat sözleşmesi arsa</text:span><text:span text:style-name="T452"><text:line-break/></text:span><text:span text:style-name="T453">payının devrini içerdiğinden tek taraflı feshedilemez, feshe hâkim karar</text:span><text:span text:style-name="T454"><text:line-break/></text:span><text:span text:style-name="T455">verir. İnşaat seviyesi davadan sonra % 90 s</text:span><text:span text:style-name="T456">eviyesine ulaşmışsa geriye</text:span><text:span text:style-name="T457"><text:line-break/></text:span><text:span text:style-name="T458">etkili fesih kararı verilemez.</text:span></text:p>
      <text:p text:style-name="P459"/>
      <text:p text:style-name="P460"/>
      <text:p text:style-name="P461"/>
      <text:p text:style-name="P462"/>
      <text:p text:style-name="P463"/>
      <text:p text:style-name="Standard"><text:span text:style-name="T464">SÖZLEŞMENİN SONA ERMESİ</text:span></text:p>
      <text:p text:style-name="P465"/>
      <text:p text:style-name="P466">TARAFLARIN ANLAŞMASIYLA (İKALE) SÖZLEŞMENİN SONA ERMESİ</text:p>
      <text:p text:style-name="Standard"><text:span text:style-name="T467">ifa ile sona erme</text:span></text:p>
      <text:p text:style-name="P468"/>
      <text:p text:style-name="Standard"><text:span text:style-name="T469">müteahhit yapımını üstlendiği inşaatı, sözleşmeye uygun olarak zamanında teslim eder;<text:s/></text:span><text:span text:style-name="T470">arsa sahibi de ücreti (tapu devri) öderse inşaat sözleşmesi ifa sebebiyle kendiliğinden sona ermiş olur</text:span></text:p>
      <text:p text:style-name="P471"/>
      <text:p text:style-name="Standard"><text:span text:style-name="T472">ifa dışı nedenlerle sona erme</text:span></text:p>
      <text:p text:style-name="Standard"><text:span text:style-name="T473">Arsa payı karşılığı inşaat sözleşmesinin taraflarının karşılıklı anlaşma yoluyla sözleşmeyi sona erdirmeleri mümkündür.</text:span></text:p>
      <text:p text:style-name="P474"/>
      <text:p text:style-name="P475"/>
      <text:p text:style-name="Standard"><text:span text:style-name="T476">müteahhidin inşa işini görmeye başlamış ve kayda değer bir ilerleme sağlamış olduğu durumlarda, sona ermenin ileriye etkili olacağı kabul edilerek yapılan kısmın bedelinin arsa paylarının devri suretiyle ödenmesi gerekir.</text:span></text:p>
      <text:p text:style-name="Standard"><text:span text:style-name="T477">böyle bir sona erme ile arsa sahi</text:span><text:span text:style-name="T478">pleri uğradıkları zarar nedeniyle tazminat talep edebilir.</text:span></text:p>
      <text:p text:style-name="P479"/>
      <text:p text:style-name="Standard"><text:span text:style-name="T480">2.  SÖZLEŞMENİN, BORÇLUNUN SORUMLU OLMADIĞI SONRAKİ İMKÂNSIZLIK SEBEBİYLE SONA ERMESİ</text:span></text:p>
      <text:p text:style-name="P481"/>
      <text:p text:style-name="Standard"><text:span text:style-name="T482">2.1 Sözleşmenin, yapılan inşaatın yok olması sebebiyle sona ermesi</text:span></text:p>
      <text:p text:style-name="P483">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484"/>
      <text:p text:style-name="P485"><text:span text:style-name="T486">2.2 Sözleşmenin, arsa sahibi nezdinde gerçekleşen bir sebepten dolayı ifanın mümkün olmaması sebebiyle sona ermesi</text:span></text:p>
      <text:p text:style-name="P487"><text:span text:style-name="T488"> </text:span></text:p>
      <text:p text:style-name="P489"><text:span text:style-name="T490">arsa sahibinin müteahhide devretmeyi taahhüt ettiği arsanın, toprak kayması, sel, deprem gibi doğal afetler n</text:span><text:span text:style-name="T491">edeniyle arsanın üzerine inşaat yapılmaya elverişli olmaktan çıkması, arsa sahibinin istediği yapı sistemine yetkili makamlarca izin verilmemesi gibi durumlarda<text:s/></text:span><text:span text:style-name="T492">müteahhit ne gördüğü inşa işi için ne de yaptığı giderler için karşılık talep edemeyecektir.</text:span></text:p>
      <text:p text:style-name="P493"/>
      <text:p text:style-name="P494"><text:span text:style-name="T495">2.3 Sözleşmenin Müteahhidin Ölümü veya Yeteneğini Kaybetmesi Nedeniyle Sona Ermesi</text:span></text:p>
      <text:p text:style-name="P496"><text:span text:style-name="T497"> </text:span></text:p>
      <text:p text:style-name="P498"><text:span text:style-name="T499"> </text:span></text:p>
      <text:p text:style-name="P500">Yüklenicinin ölümü</text:p>
      <text:p text:style-name="P501">İş sahibi, yüklenicinin özel meslek bilgisi ve uzmanlığı, tecrübesi, dürüstlüğü, şöhreti, güven vermesi ve özel krediye layık bulunması nedeni ile<text:s/>bu sözleşmede taraf olmuştur.</text:p>
      <text:p text:style-name="P502"/>
      <text:p text:style-name="P503"><text:span text:style-name="T504">müteahhidin ölümü ya da kendisine yüklenemeyecek bir sebep dolayısıyla sözleşme kurulduktan sonra inşaatı tamamlama yeteneğini kaybetmesi inşaat sözleşmesini kendiliğinden sona erdirir</text:span></text:p>
      <text:p text:style-name="P505"/>
      <text:p text:style-name="P506">Yüklenicinin aczi</text:p>
      <text:p text:style-name="P507"><text:span text:style-name="T508">Müteahhidin aciz hal</text:span><text:span text:style-name="T509">ine düşmesi durumunda, arsa sahibinin müteahhidden teminat veya daha önce verilmiş bir teminat varsa ek teminat talep etmesi mümkündür.</text:span></text:p>
      <text:p text:style-name="P510"> </text:p>
      <text:p text:style-name="P511"><text:span text:style-name="T512">Yüklenicinin iflası</text:span></text:p>
      <text:p text:style-name="P513"><text:span text:style-name="T514">İflas, yüklenicinin ekonomik anlamda bir ifa imkansızlığı olarak değelendirilecektir. Böyle bir du</text:span><text:span text:style-name="T515">rumda, iflas masasının oluşup sözleşmeye devam kararı almasına kadar imkansızlık sebebiyle sözleşme sona erdirilmez. İflas masasının bu yönde bir karar almadığı hâllerde sözleşme iflas dolayısıyla müteahhidin ekonomik olarak edimini ifa etmesi imkansızlaşt</text:span><text:span text:style-name="T516">ığı için kendiliğinden sona erecektir. İflas ile iflas masamsı oluşturulması arasında oluşan zaman kaybının, inşaatın bitim tarihine etkisi olmaz. İnşaat bitim tarihi kesindir ve değiştirilemez.</text:span></text:p>
      <text:p text:style-name="P517"/>
      <text:p text:style-name="P518"><text:span text:style-name="T519">3. SÖZLEŞMENİN, ÖNCEDEN ÖNGÖRÜLMEYEN VE BEKLENİLMEYEN HAL NE</text:span><text:span text:style-name="T520">DENİYLE FESHİ</text:span></text:p>
      <text:p text:style-name="P521"/>
      <text:p text:style-name="P522"><text:span text:style-name="T523">Arsa payı karşılığı inşaat sözleşmesinde, arsa sahibinin üstlenmiş olduğu, belirlenen arsa paylarını müteahhide devri borcu, götürü bedelli ücret borcu niteliğini taşımaktadır.</text:span></text:p>
      <text:p text:style-name="P524"><text:span text:style-name="T525"> </text:span></text:p>
      <text:p text:style-name="P526"><text:span text:style-name="T527">Ancak bazı durumlarda, TBK. Madde 480 gereğince mahkemeye yap</text:span><text:span text:style-name="T528">ılan bir taleple, sözleşmenin feshi veya ücretin arttırılması sağlanabilir. Bu suretle, arsa payı karşılığı inşaat sözleşmesine anılan hükmün uygulanabileceğini söylemek mümkündür.</text:span></text:p>
      <text:p text:style-name="P529"><text:span text:style-name="T530"> </text:span></text:p>
      <text:p text:style-name="P531"><text:span text:style-name="T532">TBK. Madde 480 fıkra  I hükmünde, sözleşmeye bağlılık anlamına gelen<text:s/></text:span><text:span text:style-name="T533">“Ahd</text:span><text:span text:style-name="T534">e Veda=Pacta Sund Servanda”</text:span><text:span text:style-name="T535">ilkesinin tekrar edilmiş olduğu görülmektedir. Buna göre;<text:s/></text:span><text:span text:style-name="T536">müteahhit, inşaat tahmin edilen ve kararlaştırılan bedelden daha fazla gideri gerektirse de kendisine devredilecek arsa payı miktarının arttırılmasını isteyemez.</text:span></text:p>
      <text:p text:style-name="P537"><text:span text:style-name="T538"> </text:span></text:p>
      <text:p text:style-name="P539"><text:span text:style-name="T540">TBK. Madde 480 fıkra II hükmünde ise Pacta Sund Servanda ilkesine bir istisna getirilerek, sözleşmenin değiştirilmesine olanak tanıyan<text:s/></text:span><text:span text:style-name="T541">“Umulmazlık=Clausula rebus sic Stantibus”</text:span><text:span text:style-name="T542">ilkesi ile ilgili bir düzenlemeye gidilmiştir. Buna göre, daha önce tahmin edilm</text:span><text:span text:style-name="T543">eyen veya taraflarca kabul edilen şartlara göre imkânsız olan olağanüstü haller, işin yapılmasına engel olur veya yapılmasını son derece zorlaştırırsa,<text:s/></text:span><text:span text:style-name="T544">hâkim sahip olduğu takdir hakkı çerçevesinde kararlaştırılan bedeli yükseltmeye veya sözleşmeden dönmeye</text:span><text:span text:style-name="T545"><text:s/>izin verebilir.</text:span></text:p>
      <text:p text:style-name="P546"><text:span text:style-name="T547"> </text:span></text:p>
      <text:p text:style-name="P548"><text:span text:style-name="T549">Bu bakımdan, anılan hükmün uygulanabilmesi için aşağıdaki dört şartın gerçekleşmesi gerekir.[19]:</text:span></text:p>
      <text:p text:style-name="P550"><text:span text:style-name="T551"> </text:span></text:p>
      <text:p text:style-name="P552"><text:span text:style-name="T553">3.1 Önceden Öngörülmeyen ve Beklenilmeyen Bir Halin Bulunması</text:span></text:p>
      <text:p text:style-name="P554"><text:span text:style-name="T555"> </text:span></text:p>
      <text:p text:style-name="P556"><text:span text:style-name="T557">Beklenilmeyen hal kavramının içine, öncelikle mücbir sebep<text:s/></text:span><text:span text:style-name="T558">niteliğini taşıyan olaylar girer. Buna göre, deprem, su baskını gibi durumlar beklenilmeyen hal kapsamındadır. Önceden öngörülmeyen fakat mücbir sebep de sayılmayan diğer olayların da beklenilmeyen hal kavramı kapsamına dahil edilmesi gerekebilir.</text:span></text:p>
      <text:p text:style-name="P559"><text:span text:style-name="T560"> </text:span></text:p>
      <text:p text:style-name="P561"><text:span text:style-name="T562">Buna g</text:span><text:span text:style-name="T563">öre, çok soğuk bir kış, çalışma araçlarının bulunmaması, hammadde fiyatlarının aşırı yükselmesi, üzerine inşaat yapılacak arsanın durumu gibi nedenler beklenilmeyen hal kapsamında değerlendirilebilir. [20]</text:span></text:p>
      <text:p text:style-name="P564"><text:span text:style-name="T565"> </text:span></text:p>
      <text:p text:style-name="P566"><text:span text:style-name="T567">3.2 Önceden Görülmeyen ve Beklenilmeyen Hal Nede</text:span><text:span text:style-name="T568">niyle İnşa İşinin Görülmesinin Aşırı Derecede Güç Olması</text:span></text:p>
      <text:p text:style-name="P569"><text:span text:style-name="T570"> </text:span></text:p>
      <text:p text:style-name="P571"><text:span text:style-name="T572">TBK. Madde 480 fıkra II hükmünün somut olaya uygulanıp uygulanmayacağının tespiti için hâkim, işin yapılmasının güçleşmesi sonucu artan masrafların rizikosunun müteahhide ait olup olmadığını iyi ni</text:span><text:span text:style-name="T573">yet kuralları çerçevesinde takdir etmelidir.</text:span></text:p>
      <text:p text:style-name="P574"><text:span text:style-name="T575"> </text:span></text:p>
      <text:p text:style-name="P576"><text:span text:style-name="T577">Sözleşmenin beklenilmeyen hal nedeniyle uyarlanması veya feshi yoluna gidilebilmesi için, normal bir rizikonun değil, aşırı bir rizikonun ortaya çıkması aranır.</text:span><text:span text:style-name="T578"><text:s/>Bununla birlikte, gider fazlası ile götürü ücre</text:span><text:span text:style-name="T579">t arasındaki farkın, edimin ifası halinde müteahhidin ekonomik yönden yıkılmasına neden olacak derecede büyük olmasına gerek olmadığını belirtmemiz gerekir. [21]</text:span></text:p>
      <text:p text:style-name="P580"><text:span text:style-name="T581"> </text:span></text:p>
      <text:p text:style-name="P582"><text:span text:style-name="T583">3.3 Önceden Görülmeyen ve Beklenilmeyen Halin Ortaya Çıkmasında Tarafların Kusurunun Bulunma</text:span><text:span text:style-name="T584">ması</text:span></text:p>
      <text:p text:style-name="P585"><text:span text:style-name="T586"> </text:span></text:p>
      <text:p text:style-name="P587"><text:span text:style-name="T588">TBK. Madde 480, fıkra II hükmünün uygulanması için aranan üçüncü şart, ifa güçlüğünün taraflardan birinin ihmal ve tedbirsizliği ya da temerrüdü yüzünden meydana gelmemiş olmasıdır. Bu şart, inşa işinde uzman durumunda olduğu için, özellikle müteahh</text:span><text:span text:style-name="T589">it bakımından aranır.</text:span></text:p>
      <text:p text:style-name="P590"><text:span text:style-name="T591"> </text:span></text:p>
      <text:p text:style-name="P592"><text:span text:style-name="T593">Kusurun varlığı ve kapsamının belirlenmesi bakımından Türk Ticaret Kanunu madde 18 fıkra II hükmünde geçen,<text:s/></text:span><text:span text:style-name="T594">“basiretli iş adamı gibi hareket etme”<text:s/></text:span><text:span text:style-name="T595">ilkesinin göz önünde bulundurulması gerekir. Tedbirli bir tacir gibi davranması gerek</text:span><text:span text:style-name="T596">en müteahhidin tedbirsizliği sonucunda ortaya çıkan aşırı güçlük, beklenilmeyen hal sayılmayacaktır.</text:span></text:p>
      <text:p text:style-name="P597"><text:span text:style-name="T598"> </text:span></text:p>
      <text:p text:style-name="P599"><text:span text:style-name="T600">3.4 Müteahhidin Önceden Görülmeyen ve Beklenilmeyen Hali Arsa Sahibine İhbar Yükümlülüğü</text:span></text:p>
      <text:p text:style-name="P601"><text:span text:style-name="T602"> </text:span></text:p>
      <text:p text:style-name="P603"><text:span text:style-name="T604">TBK. Madde 480 fıkra II hükmünün uygulanması için aranmakta ol</text:span><text:span text:style-name="T605">an son şart,<text:s/></text:span><text:span text:style-name="T606">müteahhidin, olağanüstü halin ortaya çıkması üzerine durumu derhal arsa sahibine bildirme yükümlülüğünü yerine getirmiş olmasıdır.<text:s/></text:span><text:span text:style-name="T607">Müteahhidin bu yükümlülüğü, TBK. Madde 472, fıkra III hükmünden kaynaklanır.<text:s/></text:span><text:span text:style-name="T608">Bildirim yükümlülüğünü yerine getir</text:span><text:span text:style-name="T609">meyerek inşa işini görmeye devam eden müteahhidin, iyi niyet kuralları gereğince TBK.  Madde 480, fıkra II hükmünden yararlanamayacağı kabul edilmelidir.</text:span><text:span text:style-name="T610"><text:s/></text:span><text:span text:style-name="T611">[22]</text:span></text:p>
      <text:p text:style-name="P612"><text:span text:style-name="T613"> </text:span></text:p>
      <text:p text:style-name="P614"><text:span text:style-name="T615">4.  SÖZLEŞMENİN İRADE BOZUCU NEDENLERLE SONA ERMESİ</text:span></text:p>
      <text:p text:style-name="P616"><text:span text:style-name="T617"> </text:span></text:p>
      <text:p text:style-name="P618"><text:span text:style-name="T619">Bu çalışmamızın konusu<text:s/></text:span><text:span text:style-name="T620">bağlamında; inşaat sözleşmelerini ve inşa sürecini direkt konu alan hallerdeki ifa dışı sona erme hallerini incelemeye gayret ettik.</text:span></text:p>
      <text:p text:style-name="P621"><text:span text:style-name="T622"> </text:span></text:p>
      <text:p text:style-name="P623"><text:span text:style-name="T624">Yukarıda incelediğimiz ifa dışı sona erme halleri dışında, Türk Borçlar Kanunu’nun, Sözleşmeden Doğan Borç İlişkilerini g</text:span><text:span text:style-name="T625">enel olarak ela alan hükümleri içerisinde, her bir sözleşme için uygulanabilecek Sözleşmelerin İrade Bozucu Nedenlerle Sona Ermesi halleri de vardır.<text:s/></text:span><text:span text:style-name="T626">Bunlar:</text:span></text:p>
      <text:p text:style-name="P627"><text:span text:style-name="T628"> </text:span></text:p>
      <text:p text:style-name="P629"><text:span text:style-name="T630">Kesin Hükümsüzlük Nedeniyle Sözleşmenin Sona Ermesi (TBK m. 27)</text:span></text:p>
      <text:p text:style-name="P631"><text:span text:style-name="T632">Aşırı Yaralanma (Gabin) Nedeniyl</text:span><text:span text:style-name="T633">e Sözleşmenin Sona Ermesi (TBK m. 28)</text:span></text:p>
      <text:p text:style-name="P634"><text:span text:style-name="T635">Taraflardan birinin esaslı yanılgıya (Hataya) düşmesi (TBK m. 30)</text:span></text:p>
      <text:p text:style-name="P636"><text:span text:style-name="T637">Taraflardan birinin diğerince aldatılması (TBK m. 36)</text:span></text:p>
      <text:p text:style-name="P638"><text:span text:style-name="T639">Taraflardan birinin diğer tarafça veya üçüncü kişi tarafından korkutulmak suretiyle anlaşmanın yap</text:span><text:span text:style-name="T640">ılması (TBK m. 37)</text:span></text:p>
      <text:p text:style-name="P641"><text:span text:style-name="T642">hükümlerinde ele alınan hallerdir.</text:span></text:p>
      <text:p text:style-name="P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VarsayılanParagrafYazıTipi">
      <style:text-properties style:font-name="Times New Roman" style:font-name-asian="Times New Roman" style:font-name-complex="Times New Roman" fo:font-weight="bold" style:font-weight-asian="bold" style:font-weight-complex="bold" fo:font-style="normal" style:font-style-asian="normal" style:font-style-complex="normal" fo:color="#000000" fo:font-size="11pt" style:font-size-asian="11pt" style:font-size-complex="11pt"/>
    </style:style>
    <style:style style:name="fontstyle21" style:display-name="fontstyle21" style:family="text" style:parent-style-name="VarsayılanParagrafYazıTipi">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11pt" style:font-size-asian="11pt" style:font-size-complex="11pt"/>
    </style:style>
    <style:style style:name="fontstyle31" style:display-name="fontstyle31" style:family="text" style:parent-style-name="VarsayılanParagrafYazıTipi">
      <style:text-properties style:font-name="Times New Roman" style:font-name-asian="Times New Roman" style:font-name-complex="Times New Roman" fo:font-weight="normal" style:font-weight-asian="normal" style:font-weight-complex="normal" fo:font-style="italic" style:font-style-asian="italic" style:font-style-complex="italic" fo:color="#000000" fo:font-size="8pt" style:font-size-asian="8pt" style:font-size-complex="8pt"/>
    </style:style>
    <style:style style:name="Güçlü" style:display-name="Güçlü" style:family="text" style:parent-style-name="VarsayılanParagrafYazıTipi">
      <style:text-properties fo:font-weight="bold" style:font-weight-asian="bold" style:font-weight-complex="bold"/>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722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SEMİN BALCI</dc:creator>
    <meta:creation-date>2020-12-31T12:32:00Z</meta:creation-date>
    <dc:date>2021-01-17T19:50:00Z</dc:date>
    <meta:template xlink:href="Normal" xlink:type="simple"/>
    <meta:editing-cycles>14</meta:editing-cycles>
    <meta:editing-duration>PT14340S</meta:editing-duration>
    <meta:document-statistic meta:page-count="1" meta:paragraph-count="53" meta:word-count="4030" meta:character-count="26951" meta:row-count="191" meta:non-whitespace-character-count="22974"/>
  </office:meta>
</office:document-meta>
</file>